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1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872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873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874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75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8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7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63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8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769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0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771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772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77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5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52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651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652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653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654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65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2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8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539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1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662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1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541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542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426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427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428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1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68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8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689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4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1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56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8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569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690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1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45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8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919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1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462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463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464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0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593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921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59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5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936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937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938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100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5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487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81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828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829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831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832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83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9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1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96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38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1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38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4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975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976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977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978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0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391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392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3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721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394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722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3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3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9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608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609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1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86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7" draw:master-page-name="Master1-Layout1-title-Slide-de-Título" presentation:presentation-page-layout-name="Master1-PPL1" draw:id="Slide-256">
        <draw:g draw:name="Agrupar 179" draw:id="id63">
          <svg:title/>
          <svg:desc/>
          <draw:frame draw:id="id296" draw:style-name="a994" draw:name="CaixaDeTexto 5" svg:x="2.04861in" svg:y="0.95589in" svg:width="1.35933in" svg:height="1.91855in">
            <draw:text-box>
              <text:p text:style-name="a983" text:class-names="" text:cond-style-name=""><text:span text:style-name="a982" text:class-names="">id_hotel</text:span></text:p>
              <text:p text:style-name="a985" text:class-names="" text:cond-style-name=""><text:span text:style-name="a984" text:class-names="">localizacao</text:span></text:p>
              <text:p text:style-name="a987" text:class-names="" text:cond-style-name=""><text:span text:style-name="a986" text:class-names="">gerente</text:span></text:p>
              <text:p text:style-name="a989" text:class-names="" text:cond-style-name=""><text:span text:style-name="a988" text:class-names="">data_ina</text:span></text:p>
              <text:p text:style-name="a991" text:class-names="" text:cond-style-name=""><text:span text:style-name="a990" text:class-names="">data_add</text:span></text:p>
              <text:p text:style-name="a993" text:class-names="" text:cond-style-name=""><text:span text:style-name="a992" text:class-names="">estado</text:span></text:p>
            </draw:text-box>
            <svg:title/>
            <svg:desc/>
          </draw:frame>
          <draw:custom-shape svg:x="1.92797in" svg:y="1.1033in" svg:width="0.11094in" svg:height="0.11154in" draw:id="id297" draw:style-name="a997" draw:name="Elipse 84">
            <svg:title/>
            <svg:desc/>
            <text:p text:style-name="a996" text:class-names="" text:cond-style-name=""><text:span text:style-name="a99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92797in" svg:y="1.39069in" svg:width="0.11094in" svg:height="0.11154in" draw:id="id298" draw:style-name="a1000" draw:name="Elipse 86">
            <svg:title/>
            <svg:desc/>
            <text:p text:style-name="a999" text:class-names="" text:cond-style-name=""><text:span text:style-name="a99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0.39456in" svg:y1="0.5905in" draw:start-shape="id297" draw:start-glue-point="3" svg:x2="1.92797in" svg:y2="1.15907in" draw:end-shape="id299" draw:end-glue-point="3" draw:id="id300" draw:style-name="a1001" draw:transform="translate(-1.16126in -0.87478in) rotate(-3.14159) translate(1.16126in 0.87478in)" draw:name="Conector Angulado 104">
            <svg:title/>
            <svg:desc/>
          </draw:connector>
          <draw:custom-shape svg:x="1.92796in" svg:y="1.72079in" svg:width="0.11094in" svg:height="0.11154in" draw:id="id301" draw:style-name="a1004" draw:name="Elipse 86">
            <svg:title/>
            <svg:desc/>
            <text:p text:style-name="a1003" text:class-names="" text:cond-style-name=""><text:span text:style-name="a100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93156in" svg:y="2.01207in" svg:width="0.11094in" svg:height="0.11154in" draw:id="id302" draw:style-name="a1007" draw:name="Elipse 86">
            <svg:title/>
            <svg:desc/>
            <text:p text:style-name="a1006" text:class-names="" text:cond-style-name=""><text:span text:style-name="a10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92796in" svg:y="2.29945in" svg:width="0.11094in" svg:height="0.11154in" draw:id="id303" draw:style-name="a1010" draw:name="Elipse 86">
            <svg:title/>
            <svg:desc/>
            <text:p text:style-name="a1009" text:class-names="" text:cond-style-name=""><text:span text:style-name="a100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92796in" svg:y="2.61162in" svg:width="0.11094in" svg:height="0.11154in" draw:id="id304" draw:style-name="a1013" draw:name="Elipse 86">
            <svg:title/>
            <svg:desc/>
            <text:p text:style-name="a1012" text:class-names="" text:cond-style-name=""><text:span text:style-name="a101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0.39456in" svg:y1="0.5905in" draw:start-shape="id298" draw:start-glue-point="3" svg:x2="1.92797in" svg:y2="1.44646in" draw:end-shape="id299" draw:end-glue-point="3" draw:id="id305" draw:style-name="a1014" draw:transform="translate(-1.16126in -1.01848in) rotate(-3.14159) translate(1.16126in 1.01848in)" draw:name="Conector Angulado 104">
            <svg:title/>
            <svg:desc/>
          </draw:connector>
          <draw:connector draw:type="standard" svg:x1="0.39456in" svg:y1="0.5905in" draw:start-shape="id301" draw:start-glue-point="3" svg:x2="1.92796in" svg:y2="1.77656in" draw:end-shape="id299" draw:end-glue-point="3" draw:id="id306" draw:style-name="a1015" draw:transform="translate(-1.16126in -1.18353in) rotate(-3.14159) translate(1.16126in 1.18353in)" draw:name="Conector Angulado 104">
            <svg:title/>
            <svg:desc/>
          </draw:connector>
          <draw:connector draw:type="standard" svg:x1="0.39456in" svg:y1="0.5905in" draw:start-shape="id302" draw:start-glue-point="3" svg:x2="1.93156in" svg:y2="2.06784in" draw:end-shape="id299" draw:end-glue-point="3" draw:id="id307" draw:style-name="a1016" draw:transform="translate(-1.16306in -1.32917in) rotate(-3.14159) translate(1.16306in 1.32917in)" draw:name="Conector Angulado 104">
            <svg:title/>
            <svg:desc/>
          </draw:connector>
          <draw:connector draw:type="standard" svg:x1="0.39456in" svg:y1="0.5905in" draw:start-shape="id303" draw:start-glue-point="3" svg:x2="1.92796in" svg:y2="2.35522in" draw:end-shape="id299" draw:end-glue-point="3" draw:id="id308" draw:style-name="a1017" draw:transform="translate(-1.16126in -1.47286in) rotate(-3.14159) translate(1.16126in 1.47286in)" draw:name="Conector Angulado 104">
            <svg:title/>
            <svg:desc/>
          </draw:connector>
          <draw:connector draw:type="standard" svg:x1="0.39456in" svg:y1="0.5905in" draw:start-shape="id304" draw:start-glue-point="3" svg:x2="1.92796in" svg:y2="2.66739in" draw:end-shape="id299" draw:end-glue-point="3" draw:id="id309" draw:style-name="a1018" draw:transform="translate(-1.16126in -1.62894in) rotate(-3.14159) translate(1.16126in 1.62894in)" draw:name="Conector Angulado 104">
            <svg:title/>
            <svg:desc/>
          </draw:connector>
          <draw:custom-shape svg:x="0.39456in" svg:y="0.35204in" svg:width="3.01338in" svg:height="0.47692in" draw:id="id299" draw:style-name="a1021" draw:name="Retângulo: Cantos Arredondados 4">
            <svg:title/>
            <svg:desc/>
            <text:p text:style-name="a1020" text:class-names="" text:cond-style-name=""><text:span text:style-name="a1019" text:class-names="">Tb_hotel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Agrupar 89" draw:id="id64">
          <svg:title/>
          <svg:desc/>
          <draw:frame draw:id="id282" draw:style-name="a954" draw:name="CaixaDeTexto 75" svg:x="2.08513in" svg:y="3.7738in" svg:width="1.41276in" svg:height="1.91855in">
            <draw:text-box>
              <text:p text:style-name="a943" text:class-names="" text:cond-style-name=""><text:span text:style-name="a942" text:class-names="">id_visitante</text:span></text:p>
              <text:p text:style-name="a945" text:class-names="" text:cond-style-name=""><text:span text:style-name="a944" text:class-names="">id_hotel</text:span></text:p>
              <text:p text:style-name="a947" text:class-names="" text:cond-style-name=""><text:span text:style-name="a946" text:class-names="">ip</text:span></text:p>
              <text:p text:style-name="a949" text:class-names="" text:cond-style-name=""><text:span text:style-name="a948" text:class-names="">navegador</text:span></text:p>
              <text:p text:style-name="a951" text:class-names="" text:cond-style-name=""><text:span text:style-name="a950" text:class-names="">sistema</text:span></text:p>
              <text:p text:style-name="a953" text:class-names="" text:cond-style-name=""><text:span text:style-name="a952" text:class-names="">data_ace</text:span></text:p>
            </draw:text-box>
            <svg:title/>
            <svg:desc/>
          </draw:frame>
          <draw:custom-shape svg:x="1.96448in" svg:y="3.92121in" svg:width="0.11094in" svg:height="0.11154in" draw:id="id283" draw:style-name="a957" draw:name="Elipse 84">
            <svg:title/>
            <svg:desc/>
            <text:p text:style-name="a956" text:class-names="" text:cond-style-name=""><text:span text:style-name="a95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96448in" svg:y="4.2086in" svg:width="0.11094in" svg:height="0.11154in" draw:id="id284" draw:style-name="a960" draw:name="Elipse 86">
            <svg:title/>
            <svg:desc/>
            <text:p text:style-name="a959" text:class-names="" text:cond-style-name=""><text:span text:style-name="a95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0.43107in" svg:y1="3.40841in" draw:start-shape="id283" draw:start-glue-point="3" svg:x2="1.96448in" svg:y2="3.97698in" draw:end-shape="id285" draw:end-glue-point="3" draw:id="id286" draw:style-name="a961" draw:transform="translate(-1.19777in -3.69269in) rotate(-3.14159) translate(1.19777in 3.69269in)" draw:name="Conector Angulado 104">
            <svg:title/>
            <svg:desc/>
          </draw:connector>
          <draw:custom-shape svg:x="1.96448in" svg:y="4.5387in" svg:width="0.11094in" svg:height="0.11154in" draw:id="id287" draw:style-name="a964" draw:name="Elipse 86">
            <svg:title/>
            <svg:desc/>
            <text:p text:style-name="a963" text:class-names="" text:cond-style-name=""><text:span text:style-name="a96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96807in" svg:y="4.82998in" svg:width="0.11094in" svg:height="0.11154in" draw:id="id288" draw:style-name="a967" draw:name="Elipse 86">
            <svg:title/>
            <svg:desc/>
            <text:p text:style-name="a966" text:class-names="" text:cond-style-name=""><text:span text:style-name="a96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96448in" svg:y="5.11736in" svg:width="0.11094in" svg:height="0.11154in" draw:id="id289" draw:style-name="a970" draw:name="Elipse 86">
            <svg:title/>
            <svg:desc/>
            <text:p text:style-name="a969" text:class-names="" text:cond-style-name=""><text:span text:style-name="a96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96448in" svg:y="5.42953in" svg:width="0.11094in" svg:height="0.11154in" draw:id="id290" draw:style-name="a973" draw:name="Elipse 86">
            <svg:title/>
            <svg:desc/>
            <text:p text:style-name="a972" text:class-names="" text:cond-style-name=""><text:span text:style-name="a97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0.43107in" svg:y1="3.40841in" draw:start-shape="id284" draw:start-glue-point="3" svg:x2="1.96448in" svg:y2="4.26437in" draw:end-shape="id285" draw:end-glue-point="3" draw:id="id291" draw:style-name="a974" draw:transform="translate(-1.19777in -3.83639in) rotate(-3.14159) translate(1.19777in 3.83639in)" draw:name="Conector Angulado 104">
            <svg:title/>
            <svg:desc/>
          </draw:connector>
          <draw:connector draw:type="standard" svg:x1="0.43107in" svg:y1="3.40841in" draw:start-shape="id287" draw:start-glue-point="3" svg:x2="1.96448in" svg:y2="4.59447in" draw:end-shape="id285" draw:end-glue-point="3" draw:id="id292" draw:style-name="a975" draw:transform="translate(-1.19777in -4.00144in) rotate(-3.14159) translate(1.19777in 4.00144in)" draw:name="Conector Angulado 104">
            <svg:title/>
            <svg:desc/>
          </draw:connector>
          <draw:connector draw:type="standard" svg:x1="0.43107in" svg:y1="3.40841in" draw:start-shape="id288" draw:start-glue-point="3" svg:x2="1.96807in" svg:y2="4.88575in" draw:end-shape="id285" draw:end-glue-point="3" draw:id="id293" draw:style-name="a976" draw:transform="translate(-1.19957in -4.14708in) rotate(-3.14159) translate(1.19957in 4.14708in)" draw:name="Conector Angulado 104">
            <svg:title/>
            <svg:desc/>
          </draw:connector>
          <draw:connector draw:type="standard" svg:x1="0.43107in" svg:y1="3.40841in" draw:start-shape="id289" draw:start-glue-point="3" svg:x2="1.96448in" svg:y2="5.17313in" draw:end-shape="id285" draw:end-glue-point="3" draw:id="id294" draw:style-name="a977" draw:transform="translate(-1.19777in -4.29077in) rotate(-3.14159) translate(1.19777in 4.29077in)" draw:name="Conector Angulado 104">
            <svg:title/>
            <svg:desc/>
          </draw:connector>
          <draw:connector draw:type="standard" svg:x1="0.43107in" svg:y1="3.40841in" draw:start-shape="id290" draw:start-glue-point="3" svg:x2="1.96448in" svg:y2="5.4853in" draw:end-shape="id285" draw:end-glue-point="3" draw:id="id295" draw:style-name="a978" draw:transform="translate(-1.19777in -4.44685in) rotate(-3.14159) translate(1.19777in 4.44685in)" draw:name="Conector Angulado 104">
            <svg:title/>
            <svg:desc/>
          </draw:connector>
          <draw:custom-shape svg:x="0.43107in" svg:y="3.16995in" svg:width="3.01338in" svg:height="0.47692in" draw:id="id285" draw:style-name="a981" draw:name="Retângulo: Cantos Arredondados 88">
            <svg:title/>
            <svg:desc/>
            <text:p text:style-name="a980" text:class-names="" text:cond-style-name=""><text:span text:style-name="a979" text:class-names="">Tb_visitante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Agrupar 157" draw:id="id65">
          <svg:title/>
          <svg:desc/>
          <draw:frame draw:id="id260" draw:style-name="a898" draw:name="CaixaDeTexto 90" svg:x="8.69348in" svg:y="8.2283in" svg:width="1.35933in" svg:height="3.13027in">
            <draw:text-box>
              <text:p text:style-name="a879" text:class-names="" text:cond-style-name=""><text:span text:style-name="a878" text:class-names="">id_func</text:span></text:p>
              <text:p text:style-name="a881" text:class-names="" text:cond-style-name=""><text:span text:style-name="a880" text:class-names="">id_hotel</text:span></text:p>
              <text:p text:style-name="a883" text:class-names="" text:cond-style-name=""><text:span text:style-name="a882" text:class-names="">id_cargo</text:span></text:p>
              <text:p text:style-name="a885" text:class-names="" text:cond-style-name=""><text:span text:style-name="a884" text:class-names="">nome</text:span></text:p>
              <text:p text:style-name="a887" text:class-names="" text:cond-style-name=""><text:span text:style-name="a886" text:class-names="">nbi</text:span></text:p>
              <text:p text:style-name="a889" text:class-names="" text:cond-style-name=""><text:span text:style-name="a888" text:class-names="">tel1</text:span></text:p>
              <text:p text:style-name="a891" text:class-names="" text:cond-style-name=""><text:span text:style-name="a890" text:class-names="">tel2</text:span></text:p>
              <text:p text:style-name="a893" text:class-names="" text:cond-style-name=""><text:span text:style-name="a892" text:class-names="">data_nasc</text:span></text:p>
              <text:p text:style-name="a895" text:class-names="" text:cond-style-name=""><text:span text:style-name="a894" text:class-names="">data_add</text:span></text:p>
              <text:p text:style-name="a897" text:class-names="" text:cond-style-name=""><text:span text:style-name="a896" text:class-names="">estado</text:span></text:p>
            </draw:text-box>
            <svg:title/>
            <svg:desc/>
          </draw:frame>
          <draw:custom-shape svg:x="8.57284in" svg:y="8.37571in" svg:width="0.11094in" svg:height="0.11154in" draw:id="id261" draw:style-name="a901" draw:name="Elipse 84">
            <svg:title/>
            <svg:desc/>
            <text:p text:style-name="a900" text:class-names="" text:cond-style-name=""><text:span text:style-name="a89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57283in" svg:y="8.6631in" svg:width="0.11094in" svg:height="0.11154in" draw:id="id262" draw:style-name="a904" draw:name="Elipse 86">
            <svg:title/>
            <svg:desc/>
            <text:p text:style-name="a903" text:class-names="" text:cond-style-name=""><text:span text:style-name="a90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7.03943in" svg:y1="7.86291in" draw:start-shape="id261" draw:start-glue-point="3" svg:x2="8.57284in" svg:y2="8.43148in" draw:end-shape="id263" draw:end-glue-point="3" draw:id="id264" draw:style-name="a905" draw:transform="translate(-7.80614in -8.1472in) rotate(-3.14159) translate(7.80614in 8.1472in)" draw:name="Conector Angulado 104">
            <svg:title/>
            <svg:desc/>
          </draw:connector>
          <draw:custom-shape svg:x="8.57283in" svg:y="8.9932in" svg:width="0.11094in" svg:height="0.11154in" draw:id="id265" draw:style-name="a908" draw:name="Elipse 86">
            <svg:title/>
            <svg:desc/>
            <text:p text:style-name="a907" text:class-names="" text:cond-style-name=""><text:span text:style-name="a9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57643in" svg:y="9.28448in" svg:width="0.11094in" svg:height="0.11154in" draw:id="id266" draw:style-name="a911" draw:name="Elipse 86">
            <svg:title/>
            <svg:desc/>
            <text:p text:style-name="a910" text:class-names="" text:cond-style-name=""><text:span text:style-name="a90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57283in" svg:y="9.57187in" svg:width="0.11094in" svg:height="0.11154in" draw:id="id267" draw:style-name="a914" draw:name="Elipse 86">
            <svg:title/>
            <svg:desc/>
            <text:p text:style-name="a913" text:class-names="" text:cond-style-name=""><text:span text:style-name="a9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57283in" svg:y="9.88403in" svg:width="0.11094in" svg:height="0.11154in" draw:id="id268" draw:style-name="a917" draw:name="Elipse 86">
            <svg:title/>
            <svg:desc/>
            <text:p text:style-name="a916" text:class-names="" text:cond-style-name=""><text:span text:style-name="a9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7.03943in" svg:y1="7.86291in" draw:start-shape="id262" draw:start-glue-point="3" svg:x2="8.57283in" svg:y2="8.71887in" draw:end-shape="id263" draw:end-glue-point="3" draw:id="id269" draw:style-name="a918" draw:transform="translate(-7.80613in -8.29089in) rotate(-3.14159) translate(7.80613in 8.29089in)" draw:name="Conector Angulado 104">
            <svg:title/>
            <svg:desc/>
          </draw:connector>
          <draw:connector draw:type="standard" svg:x1="7.03943in" svg:y1="7.86291in" draw:start-shape="id265" draw:start-glue-point="3" svg:x2="8.57283in" svg:y2="9.04897in" draw:end-shape="id263" draw:end-glue-point="3" draw:id="id270" draw:style-name="a919" draw:transform="translate(-7.80613in -8.45594in) rotate(-3.14159) translate(7.80613in 8.45594in)" draw:name="Conector Angulado 104">
            <svg:title/>
            <svg:desc/>
          </draw:connector>
          <draw:connector draw:type="standard" svg:x1="7.03943in" svg:y1="7.86291in" draw:start-shape="id266" draw:start-glue-point="3" svg:x2="8.57643in" svg:y2="9.34025in" draw:end-shape="id263" draw:end-glue-point="3" draw:id="id271" draw:style-name="a920" draw:transform="translate(-7.80793in -8.60158in) rotate(-3.14159) translate(7.80793in 8.60158in)" draw:name="Conector Angulado 104">
            <svg:title/>
            <svg:desc/>
          </draw:connector>
          <draw:connector draw:type="standard" svg:x1="7.03943in" svg:y1="7.86291in" draw:start-shape="id267" draw:start-glue-point="3" svg:x2="8.57283in" svg:y2="9.62764in" draw:end-shape="id263" draw:end-glue-point="3" draw:id="id272" draw:style-name="a921" draw:transform="translate(-7.80613in -8.74528in) rotate(-3.14159) translate(7.80613in 8.74528in)" draw:name="Conector Angulado 104">
            <svg:title/>
            <svg:desc/>
          </draw:connector>
          <draw:connector draw:type="standard" svg:x1="7.03943in" svg:y1="7.86291in" draw:start-shape="id268" draw:start-glue-point="3" svg:x2="8.57283in" svg:y2="9.9398in" draw:end-shape="id263" draw:end-glue-point="3" draw:id="id273" draw:style-name="a922" draw:transform="translate(-7.80613in -8.90136in) rotate(-3.14159) translate(7.80613in 8.90136in)" draw:name="Conector Angulado 104">
            <svg:title/>
            <svg:desc/>
          </draw:connector>
          <draw:custom-shape svg:x="8.57283in" svg:y="10.1763in" svg:width="0.11094in" svg:height="0.11154in" draw:id="id274" draw:style-name="a925" draw:name="Elipse 86">
            <svg:title/>
            <svg:desc/>
            <text:p text:style-name="a924" text:class-names="" text:cond-style-name=""><text:span text:style-name="a92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57283in" svg:y="10.47654in" svg:width="0.11094in" svg:height="0.11154in" draw:id="id275" draw:style-name="a928" draw:name="Elipse 86">
            <svg:title/>
            <svg:desc/>
            <text:p text:style-name="a927" text:class-names="" text:cond-style-name=""><text:span text:style-name="a92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57283in" svg:y="10.765in" svg:width="0.11094in" svg:height="0.11154in" draw:id="id276" draw:style-name="a931" draw:name="Elipse 86">
            <svg:title/>
            <svg:desc/>
            <text:p text:style-name="a930" text:class-names="" text:cond-style-name=""><text:span text:style-name="a9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57767in" svg:y="11.11827in" svg:width="0.11094in" svg:height="0.11154in" draw:id="id277" draw:style-name="a934" draw:name="Elipse 86">
            <svg:title/>
            <svg:desc/>
            <text:p text:style-name="a933" text:class-names="" text:cond-style-name=""><text:span text:style-name="a93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7.03943in" svg:y1="7.86291in" draw:start-shape="id274" draw:start-glue-point="3" svg:x2="8.57283in" svg:y2="10.23207in" draw:end-shape="id263" draw:end-glue-point="3" draw:id="id278" draw:style-name="a935" draw:transform="translate(-7.80613in -9.04749in) rotate(-3.14159) translate(7.80613in 9.04749in)" draw:name="Conector Angulado 104">
            <svg:title/>
            <svg:desc/>
          </draw:connector>
          <draw:connector draw:type="standard" svg:x1="7.03943in" svg:y1="7.86291in" draw:start-shape="id275" draw:start-glue-point="3" svg:x2="8.57283in" svg:y2="10.53231in" draw:end-shape="id263" draw:end-glue-point="3" draw:id="id279" draw:style-name="a936" draw:transform="translate(-7.80613in -9.19761in) rotate(-3.14159) translate(7.80613in 9.19761in)" draw:name="Conector Angulado 104">
            <svg:title/>
            <svg:desc/>
          </draw:connector>
          <draw:connector draw:type="standard" svg:x1="7.03943in" svg:y1="7.86291in" draw:start-shape="id276" draw:start-glue-point="3" svg:x2="8.57283in" svg:y2="10.82077in" draw:end-shape="id263" draw:end-glue-point="3" draw:id="id280" draw:style-name="a937" draw:transform="translate(-7.80613in -9.34184in) rotate(-3.14159) translate(7.80613in 9.34184in)" draw:name="Conector Angulado 104">
            <svg:title/>
            <svg:desc/>
          </draw:connector>
          <draw:connector draw:type="standard" svg:x1="7.03943in" svg:y1="7.86291in" draw:start-shape="id277" draw:start-glue-point="3" svg:x2="8.57767in" svg:y2="11.17404in" draw:end-shape="id263" draw:end-glue-point="3" draw:id="id281" draw:style-name="a938" draw:transform="translate(-7.80855in -9.51848in) rotate(-3.14159) translate(7.80855in 9.51848in)" draw:name="Conector Angulado 104">
            <svg:title/>
            <svg:desc/>
          </draw:connector>
          <draw:custom-shape svg:x="7.03943in" svg:y="7.62445in" svg:width="3.01338in" svg:height="0.47692in" draw:id="id263" draw:style-name="a941" draw:name="Retângulo: Cantos Arredondados 103">
            <svg:title/>
            <svg:desc/>
            <text:p text:style-name="a940" text:class-names="" text:cond-style-name=""><text:span text:style-name="a939" text:class-names="">Tb_funcionario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Agrupar 248" draw:id="id66">
          <svg:title/>
          <svg:desc/>
          <draw:frame draw:id="id248" draw:style-name="a854" draw:name="CaixaDeTexto 135" svg:x="6.48274in" svg:y="4.19438in" svg:width="1.53825in" svg:height="1.61563in">
            <draw:text-box>
              <text:p text:style-name="a845" text:class-names="" text:cond-style-name=""><text:span text:style-name="a844" text:class-names="">id_reserva</text:span></text:p>
              <text:p text:style-name="a847" text:class-names="" text:cond-style-name=""><text:span text:style-name="a846" text:class-names="">id_cliente</text:span></text:p>
              <text:p text:style-name="a849" text:class-names="" text:cond-style-name=""><text:span text:style-name="a848" text:class-names="">id_quarto</text:span></text:p>
              <text:p text:style-name="a851" text:class-names="" text:cond-style-name=""><text:span text:style-name="a850" text:class-names="">data_res</text:span></text:p>
              <text:p text:style-name="a853" text:class-names="" text:cond-style-name=""><text:span text:style-name="a852" text:class-names="">estado</text:span></text:p>
            </draw:text-box>
            <svg:title/>
            <svg:desc/>
          </draw:frame>
          <draw:custom-shape svg:x="6.36209in" svg:y="4.34179in" svg:width="0.11094in" svg:height="0.11154in" draw:id="id249" draw:style-name="a857" draw:name="Elipse 84">
            <svg:title/>
            <svg:desc/>
            <text:p text:style-name="a856" text:class-names="" text:cond-style-name=""><text:span text:style-name="a85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36209in" svg:y="4.62918in" svg:width="0.11094in" svg:height="0.11154in" draw:id="id250" draw:style-name="a860" draw:name="Elipse 86">
            <svg:title/>
            <svg:desc/>
            <text:p text:style-name="a859" text:class-names="" text:cond-style-name=""><text:span text:style-name="a85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4.82868in" svg:y1="3.829in" draw:start-shape="id249" draw:start-glue-point="3" svg:x2="6.36209in" svg:y2="4.39756in" draw:end-shape="id251" draw:end-glue-point="3" draw:id="id252" draw:style-name="a861" draw:transform="translate(-5.59538in -4.11328in) rotate(-3.14159) translate(5.59538in 4.11328in)" draw:name="Conector Angulado 104">
            <svg:title/>
            <svg:desc/>
          </draw:connector>
          <draw:custom-shape svg:x="6.36209in" svg:y="4.95928in" svg:width="0.11094in" svg:height="0.11154in" draw:id="id253" draw:style-name="a864" draw:name="Elipse 86">
            <svg:title/>
            <svg:desc/>
            <text:p text:style-name="a863" text:class-names="" text:cond-style-name=""><text:span text:style-name="a86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36568in" svg:y="5.25056in" svg:width="0.11094in" svg:height="0.11154in" draw:id="id254" draw:style-name="a867" draw:name="Elipse 86">
            <svg:title/>
            <svg:desc/>
            <text:p text:style-name="a866" text:class-names="" text:cond-style-name=""><text:span text:style-name="a86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36209in" svg:y="5.53795in" svg:width="0.11094in" svg:height="0.11154in" draw:id="id255" draw:style-name="a870" draw:name="Elipse 86">
            <svg:title/>
            <svg:desc/>
            <text:p text:style-name="a869" text:class-names="" text:cond-style-name=""><text:span text:style-name="a86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4.82868in" svg:y1="3.829in" draw:start-shape="id250" draw:start-glue-point="3" svg:x2="6.36209in" svg:y2="4.68495in" draw:end-shape="id251" draw:end-glue-point="3" draw:id="id256" draw:style-name="a871" draw:transform="translate(-5.59538in -4.25698in) rotate(-3.14159) translate(5.59538in 4.25698in)" draw:name="Conector Angulado 104">
            <svg:title/>
            <svg:desc/>
          </draw:connector>
          <draw:connector draw:type="standard" svg:x1="4.82868in" svg:y1="3.829in" draw:start-shape="id253" draw:start-glue-point="3" svg:x2="6.36209in" svg:y2="5.01505in" draw:end-shape="id251" draw:end-glue-point="3" draw:id="id257" draw:style-name="a872" draw:transform="translate(-5.59538in -4.42202in) rotate(-3.14159) translate(5.59538in 4.42202in)" draw:name="Conector Angulado 104">
            <svg:title/>
            <svg:desc/>
          </draw:connector>
          <draw:connector draw:type="standard" svg:x1="4.82868in" svg:y1="3.829in" draw:start-shape="id254" draw:start-glue-point="3" svg:x2="6.36568in" svg:y2="5.30633in" draw:end-shape="id251" draw:end-glue-point="3" draw:id="id258" draw:style-name="a873" draw:transform="translate(-5.59718in -4.56767in) rotate(-3.14159) translate(5.59718in 4.56767in)" draw:name="Conector Angulado 104">
            <svg:title/>
            <svg:desc/>
          </draw:connector>
          <draw:connector draw:type="standard" svg:x1="4.82868in" svg:y1="3.829in" draw:start-shape="id255" draw:start-glue-point="3" svg:x2="6.36209in" svg:y2="5.59372in" draw:end-shape="id251" draw:end-glue-point="3" draw:id="id259" draw:style-name="a874" draw:transform="translate(-5.59538in -4.71136in) rotate(-3.14159) translate(5.59538in 4.71136in)" draw:name="Conector Angulado 104">
            <svg:title/>
            <svg:desc/>
          </draw:connector>
          <draw:custom-shape svg:x="4.82868in" svg:y="3.59054in" svg:width="3.01338in" svg:height="0.47692in" draw:id="id251" draw:style-name="a877" draw:name="Retângulo: Cantos Arredondados 156">
            <svg:title/>
            <svg:desc/>
            <text:p text:style-name="a876" text:class-names="" text:cond-style-name=""><text:span text:style-name="a875" text:class-names="">Tb_reserva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Agrupar 227" draw:id="id67">
          <svg:title/>
          <svg:desc/>
          <draw:frame draw:id="id230" draw:style-name="a808" draw:name="CaixaDeTexto 180" svg:x="5.40785in" svg:y="6.54536in" svg:width="1.53825in" svg:height="2.52441in">
            <draw:text-box>
              <text:p text:style-name="a793" text:class-names="" text:cond-style-name=""><text:span text:style-name="a792" text:class-names="">id_perfil</text:span></text:p>
              <text:p text:style-name="a795" text:class-names="" text:cond-style-name=""><text:span text:style-name="a794" text:class-names="">id_func</text:span></text:p>
              <text:p text:style-name="a797" text:class-names="" text:cond-style-name=""><text:span text:style-name="a796" text:class-names="">id_categoria</text:span></text:p>
              <text:p text:style-name="a799" text:class-names="" text:cond-style-name=""><text:span text:style-name="a798" text:class-names="">tel</text:span></text:p>
              <text:p text:style-name="a801" text:class-names="" text:cond-style-name=""><text:span text:style-name="a800" text:class-names="">nome</text:span></text:p>
              <text:p text:style-name="a803" text:class-names="" text:cond-style-name=""><text:span text:style-name="a802" text:class-names="">senha</text:span></text:p>
              <text:p text:style-name="a805" text:class-names="" text:cond-style-name=""><text:span text:style-name="a804" text:class-names="">data_cri</text:span></text:p>
              <text:p text:style-name="a807" text:class-names="" text:cond-style-name=""><text:span text:style-name="a806" text:class-names="">estado</text:span></text:p>
            </draw:text-box>
            <svg:title/>
            <svg:desc/>
          </draw:frame>
          <draw:custom-shape svg:x="5.28721in" svg:y="6.69277in" svg:width="0.11094in" svg:height="0.11154in" draw:id="id231" draw:style-name="a811" draw:name="Elipse 84">
            <svg:title/>
            <svg:desc/>
            <text:p text:style-name="a810" text:class-names="" text:cond-style-name=""><text:span text:style-name="a80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28721in" svg:y="6.98016in" svg:width="0.11094in" svg:height="0.11154in" draw:id="id232" draw:style-name="a814" draw:name="Elipse 86">
            <svg:title/>
            <svg:desc/>
            <text:p text:style-name="a813" text:class-names="" text:cond-style-name=""><text:span text:style-name="a8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3.7538in" svg:y1="6.17997in" draw:start-shape="id231" draw:start-glue-point="3" svg:x2="5.28721in" svg:y2="6.74854in" draw:end-shape="id233" draw:end-glue-point="3" draw:id="id234" draw:style-name="a815" draw:transform="translate(-4.5205in -6.46425in) rotate(-3.14159) translate(4.5205in 6.46425in)" draw:name="Conector Angulado 104">
            <svg:title/>
            <svg:desc/>
          </draw:connector>
          <draw:custom-shape svg:x="5.2872in" svg:y="7.31026in" svg:width="0.11094in" svg:height="0.11154in" draw:id="id235" draw:style-name="a818" draw:name="Elipse 86">
            <svg:title/>
            <svg:desc/>
            <text:p text:style-name="a817" text:class-names="" text:cond-style-name=""><text:span text:style-name="a81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2908in" svg:y="7.60154in" svg:width="0.11094in" svg:height="0.11154in" draw:id="id236" draw:style-name="a821" draw:name="Elipse 86">
            <svg:title/>
            <svg:desc/>
            <text:p text:style-name="a820" text:class-names="" text:cond-style-name=""><text:span text:style-name="a81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2872in" svg:y="7.88893in" svg:width="0.11094in" svg:height="0.11154in" draw:id="id237" draw:style-name="a824" draw:name="Elipse 86">
            <svg:title/>
            <svg:desc/>
            <text:p text:style-name="a823" text:class-names="" text:cond-style-name=""><text:span text:style-name="a82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2872in" svg:y="8.20109in" svg:width="0.11094in" svg:height="0.11154in" draw:id="id238" draw:style-name="a827" draw:name="Elipse 86">
            <svg:title/>
            <svg:desc/>
            <text:p text:style-name="a826" text:class-names="" text:cond-style-name=""><text:span text:style-name="a82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3.7538in" svg:y1="6.17997in" draw:start-shape="id232" draw:start-glue-point="3" svg:x2="5.28721in" svg:y2="7.03593in" draw:end-shape="id233" draw:end-glue-point="3" draw:id="id239" draw:style-name="a828" draw:transform="translate(-4.5205in -6.60795in) rotate(-3.14159) translate(4.5205in 6.60795in)" draw:name="Conector Angulado 104">
            <svg:title/>
            <svg:desc/>
          </draw:connector>
          <draw:connector draw:type="standard" svg:x1="3.7538in" svg:y1="6.17997in" draw:start-shape="id235" draw:start-glue-point="3" svg:x2="5.2872in" svg:y2="7.36603in" draw:end-shape="id233" draw:end-glue-point="3" draw:id="id240" draw:style-name="a829" draw:transform="translate(-4.5205in -6.773in) rotate(-3.14159) translate(4.5205in 6.773in)" draw:name="Conector Angulado 104">
            <svg:title/>
            <svg:desc/>
          </draw:connector>
          <draw:connector draw:type="standard" svg:x1="3.7538in" svg:y1="6.17997in" draw:start-shape="id236" draw:start-glue-point="3" svg:x2="5.2908in" svg:y2="7.65731in" draw:end-shape="id233" draw:end-glue-point="3" draw:id="id241" draw:style-name="a830" draw:transform="translate(-4.5223in -6.91864in) rotate(-3.14159) translate(4.5223in 6.91864in)" draw:name="Conector Angulado 104">
            <svg:title/>
            <svg:desc/>
          </draw:connector>
          <draw:connector draw:type="standard" svg:x1="3.7538in" svg:y1="6.17997in" draw:start-shape="id237" draw:start-glue-point="3" svg:x2="5.2872in" svg:y2="7.9447in" draw:end-shape="id233" draw:end-glue-point="3" draw:id="id242" draw:style-name="a831" draw:transform="translate(-4.5205in -7.06233in) rotate(-3.14159) translate(4.5205in 7.06233in)" draw:name="Conector Angulado 104">
            <svg:title/>
            <svg:desc/>
          </draw:connector>
          <draw:connector draw:type="standard" svg:x1="3.7538in" svg:y1="6.17997in" draw:start-shape="id238" draw:start-glue-point="3" svg:x2="5.2872in" svg:y2="8.25686in" draw:end-shape="id233" draw:end-glue-point="3" draw:id="id243" draw:style-name="a832" draw:transform="translate(-4.5205in -7.21841in) rotate(-3.14159) translate(4.5205in 7.21841in)" draw:name="Conector Angulado 104">
            <svg:title/>
            <svg:desc/>
          </draw:connector>
          <draw:custom-shape svg:x="5.2872in" svg:y="8.49336in" svg:width="0.11094in" svg:height="0.11154in" draw:id="id244" draw:style-name="a835" draw:name="Elipse 86">
            <svg:title/>
            <svg:desc/>
            <text:p text:style-name="a834" text:class-names="" text:cond-style-name=""><text:span text:style-name="a83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2872in" svg:y="8.7936in" svg:width="0.11094in" svg:height="0.11154in" draw:id="id245" draw:style-name="a838" draw:name="Elipse 86">
            <svg:title/>
            <svg:desc/>
            <text:p text:style-name="a837" text:class-names="" text:cond-style-name=""><text:span text:style-name="a8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3.7538in" svg:y1="6.17997in" draw:start-shape="id244" draw:start-glue-point="3" svg:x2="5.2872in" svg:y2="8.54913in" draw:end-shape="id233" draw:end-glue-point="3" draw:id="id246" draw:style-name="a839" draw:transform="translate(-4.5205in -7.36455in) rotate(-3.14159) translate(4.5205in 7.36455in)" draw:name="Conector Angulado 104">
            <svg:title/>
            <svg:desc/>
          </draw:connector>
          <draw:connector draw:type="standard" svg:x1="3.7538in" svg:y1="6.17997in" draw:start-shape="id245" draw:start-glue-point="3" svg:x2="5.2872in" svg:y2="8.84937in" draw:end-shape="id233" draw:end-glue-point="3" draw:id="id247" draw:style-name="a840" draw:transform="translate(-4.5205in -7.51467in) rotate(-3.14159) translate(4.5205in 7.51467in)" draw:name="Conector Angulado 104">
            <svg:title/>
            <svg:desc/>
          </draw:connector>
          <draw:custom-shape svg:x="3.7538in" svg:y="5.94151in" svg:width="3.01338in" svg:height="0.47692in" draw:id="id233" draw:style-name="a843" draw:name="Retângulo: Cantos Arredondados 199">
            <svg:title/>
            <svg:desc/>
            <text:p text:style-name="a842" text:class-names="" text:cond-style-name=""><text:span text:style-name="a841" text:class-names="">Tb_perfil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Agrupar 226" draw:id="id68">
          <svg:title/>
          <svg:desc/>
          <draw:frame draw:id="id208" draw:style-name="a748" draw:name="CaixaDeTexto 158" svg:x="1.99566in" svg:y="10.39563in" svg:width="1.53825in" svg:height="3.13027in">
            <draw:text-box>
              <text:p text:style-name="a729" text:class-names="" text:cond-style-name=""><text:span text:style-name="a728" text:class-names="">id_cliente</text:span></text:p>
              <text:p text:style-name="a731" text:class-names="" text:cond-style-name=""><text:span text:style-name="a730" text:class-names="">id_visitante</text:span></text:p>
              <text:p text:style-name="a733" text:class-names="" text:cond-style-name=""><text:span text:style-name="a732" text:class-names="">nome</text:span></text:p>
              <text:p text:style-name="a735" text:class-names="" text:cond-style-name=""><text:span text:style-name="a734" text:class-names="">nbi</text:span></text:p>
              <text:p text:style-name="a737" text:class-names="" text:cond-style-name=""><text:span text:style-name="a736" text:class-names="">tel</text:span></text:p>
              <text:p text:style-name="a739" text:class-names="" text:cond-style-name=""><text:span text:style-name="a738" text:class-names="">email</text:span></text:p>
              <text:p text:style-name="a741" text:class-names="" text:cond-style-name=""><text:span text:style-name="a740" text:class-names="">senha</text:span></text:p>
              <text:p text:style-name="a743" text:class-names="" text:cond-style-name=""><text:span text:style-name="a742" text:class-names="">data_nasc</text:span></text:p>
              <text:p text:style-name="a745" text:class-names="" text:cond-style-name=""><text:span text:style-name="a744" text:class-names="">data_add</text:span></text:p>
              <text:p text:style-name="a747" text:class-names="" text:cond-style-name=""><text:span text:style-name="a746" text:class-names="">estado</text:span></text:p>
            </draw:text-box>
            <svg:title/>
            <svg:desc/>
          </draw:frame>
          <draw:custom-shape svg:x="1.87502in" svg:y="10.54304in" svg:width="0.11094in" svg:height="0.11154in" draw:id="id209" draw:style-name="a751" draw:name="Elipse 84">
            <svg:title/>
            <svg:desc/>
            <text:p text:style-name="a750" text:class-names="" text:cond-style-name=""><text:span text:style-name="a74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7502in" svg:y="10.83043in" svg:width="0.11094in" svg:height="0.11154in" draw:id="id210" draw:style-name="a754" draw:name="Elipse 86">
            <svg:title/>
            <svg:desc/>
            <text:p text:style-name="a753" text:class-names="" text:cond-style-name=""><text:span text:style-name="a75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0.34161in" svg:y1="10.03026in" draw:start-shape="id209" draw:start-glue-point="3" svg:x2="1.87502in" svg:y2="10.59882in" draw:end-shape="id211" draw:end-glue-point="3" draw:id="id212" draw:style-name="a755" draw:transform="translate(-1.10831in -10.31454in) rotate(-3.14159) translate(1.10831in 10.31454in)" draw:name="Conector Angulado 104">
            <svg:title/>
            <svg:desc/>
          </draw:connector>
          <draw:custom-shape svg:x="1.87502in" svg:y="11.16053in" svg:width="0.11094in" svg:height="0.11154in" draw:id="id213" draw:style-name="a758" draw:name="Elipse 86">
            <svg:title/>
            <svg:desc/>
            <text:p text:style-name="a757" text:class-names="" text:cond-style-name=""><text:span text:style-name="a75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7861in" svg:y="11.45181in" svg:width="0.11094in" svg:height="0.11154in" draw:id="id214" draw:style-name="a761" draw:name="Elipse 86">
            <svg:title/>
            <svg:desc/>
            <text:p text:style-name="a760" text:class-names="" text:cond-style-name=""><text:span text:style-name="a75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7502in" svg:y="11.7392in" svg:width="0.11094in" svg:height="0.11154in" draw:id="id215" draw:style-name="a764" draw:name="Elipse 86">
            <svg:title/>
            <svg:desc/>
            <text:p text:style-name="a763" text:class-names="" text:cond-style-name=""><text:span text:style-name="a76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7501in" svg:y="12.05137in" svg:width="0.11094in" svg:height="0.11154in" draw:id="id216" draw:style-name="a767" draw:name="Elipse 86">
            <svg:title/>
            <svg:desc/>
            <text:p text:style-name="a766" text:class-names="" text:cond-style-name=""><text:span text:style-name="a76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0.34161in" svg:y1="10.03025in" draw:start-shape="id210" draw:start-glue-point="3" svg:x2="1.87502in" svg:y2="10.8862in" draw:end-shape="id211" draw:end-glue-point="3" draw:id="id217" draw:style-name="a768" draw:transform="translate(-1.10831in -10.45823in) rotate(-3.14159) translate(1.10831in 10.45823in)" draw:name="Conector Angulado 104">
            <svg:title/>
            <svg:desc/>
          </draw:connector>
          <draw:connector draw:type="standard" svg:x1="0.34161in" svg:y1="10.03026in" draw:start-shape="id213" draw:start-glue-point="3" svg:x2="1.87502in" svg:y2="11.2163in" draw:end-shape="id211" draw:end-glue-point="3" draw:id="id218" draw:style-name="a769" draw:transform="translate(-1.10831in -10.62328in) rotate(-3.14159) translate(1.10831in 10.62328in)" draw:name="Conector Angulado 104">
            <svg:title/>
            <svg:desc/>
          </draw:connector>
          <draw:connector draw:type="standard" svg:x1="0.34161in" svg:y1="10.03025in" draw:start-shape="id214" draw:start-glue-point="3" svg:x2="1.87861in" svg:y2="11.50758in" draw:end-shape="id211" draw:end-glue-point="3" draw:id="id219" draw:style-name="a770" draw:transform="translate(-1.11011in -10.76892in) rotate(-3.14159) translate(1.11011in 10.76892in)" draw:name="Conector Angulado 104">
            <svg:title/>
            <svg:desc/>
          </draw:connector>
          <draw:connector draw:type="standard" svg:x1="0.34161in" svg:y1="10.03026in" draw:start-shape="id215" draw:start-glue-point="3" svg:x2="1.87502in" svg:y2="11.79497in" draw:end-shape="id211" draw:end-glue-point="3" draw:id="id220" draw:style-name="a771" draw:transform="translate(-1.10831in -10.91261in) rotate(-3.14159) translate(1.10831in 10.91261in)" draw:name="Conector Angulado 104">
            <svg:title/>
            <svg:desc/>
          </draw:connector>
          <draw:connector draw:type="standard" svg:x1="0.34161in" svg:y1="10.03025in" draw:start-shape="id216" draw:start-glue-point="3" svg:x2="1.87501in" svg:y2="12.10714in" draw:end-shape="id211" draw:end-glue-point="3" draw:id="id221" draw:style-name="a772" draw:transform="translate(-1.10831in -11.0687in) rotate(-3.14159) translate(1.10831in 11.0687in)" draw:name="Conector Angulado 104">
            <svg:title/>
            <svg:desc/>
          </draw:connector>
          <draw:custom-shape svg:x="1.87501in" svg:y="12.34364in" svg:width="0.11094in" svg:height="0.11154in" draw:id="id222" draw:style-name="a775" draw:name="Elipse 86">
            <svg:title/>
            <svg:desc/>
            <text:p text:style-name="a774" text:class-names="" text:cond-style-name=""><text:span text:style-name="a77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7501in" svg:y="12.64388in" svg:width="0.11094in" svg:height="0.11154in" draw:id="id223" draw:style-name="a778" draw:name="Elipse 86">
            <svg:title/>
            <svg:desc/>
            <text:p text:style-name="a777" text:class-names="" text:cond-style-name=""><text:span text:style-name="a77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7501in" svg:y="12.93233in" svg:width="0.11094in" svg:height="0.11154in" draw:id="id224" draw:style-name="a781" draw:name="Elipse 86">
            <svg:title/>
            <svg:desc/>
            <text:p text:style-name="a780" text:class-names="" text:cond-style-name=""><text:span text:style-name="a77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0.34161in" svg:y1="10.03026in" draw:start-shape="id222" draw:start-glue-point="3" svg:x2="1.87501in" svg:y2="12.39941in" draw:end-shape="id211" draw:end-glue-point="3" draw:id="id225" draw:style-name="a782" draw:transform="translate(-1.10831in -11.21483in) rotate(-3.14159) translate(1.10831in 11.21483in)" draw:name="Conector Angulado 104">
            <svg:title/>
            <svg:desc/>
          </draw:connector>
          <draw:connector draw:type="standard" svg:x1="0.34161in" svg:y1="10.03026in" draw:start-shape="id223" draw:start-glue-point="3" svg:x2="1.87501in" svg:y2="12.69966in" draw:end-shape="id211" draw:end-glue-point="3" draw:id="id226" draw:style-name="a783" draw:transform="translate(-1.10831in -11.36496in) rotate(-3.14159) translate(1.10831in 11.36496in)" draw:name="Conector Angulado 104">
            <svg:title/>
            <svg:desc/>
          </draw:connector>
          <draw:connector draw:type="standard" svg:x1="0.34161in" svg:y1="10.03026in" draw:start-shape="id224" draw:start-glue-point="3" svg:x2="1.87501in" svg:y2="12.9881in" draw:end-shape="id211" draw:end-glue-point="3" draw:id="id227" draw:style-name="a784" draw:transform="translate(-1.10831in -11.50918in) rotate(-3.14159) translate(1.10831in 11.50918in)" draw:name="Conector Angulado 104">
            <svg:title/>
            <svg:desc/>
          </draw:connector>
          <draw:custom-shape svg:x="0.34161in" svg:y="9.79179in" svg:width="3.01338in" svg:height="0.47692in" draw:id="id211" draw:style-name="a787" draw:name="Retângulo: Cantos Arredondados 177">
            <svg:title/>
            <svg:desc/>
            <text:p text:style-name="a786" text:class-names="" text:cond-style-name=""><text:span text:style-name="a785" text:class-names="">Tb_cliente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88229in" svg:y="13.26243in" svg:width="0.11094in" svg:height="0.11154in" draw:id="id228" draw:style-name="a790" draw:name="Elipse 86">
            <svg:title/>
            <svg:desc/>
            <text:p text:style-name="a789" text:class-names="" text:cond-style-name=""><text:span text:style-name="a7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0.34161in" svg:y1="10.03026in" draw:start-shape="id228" draw:start-glue-point="3" svg:x2="1.88229in" svg:y2="13.31821in" draw:end-shape="id211" draw:end-glue-point="3" draw:id="id229" draw:style-name="a791" draw:transform="translate(-1.11195in -11.67423in) rotate(-3.14159) translate(1.11195in 11.67423in)" draw:name="Conector Angulado 104">
            <svg:title/>
            <svg:desc/>
          </draw:connector>
        </draw:g>
        <draw:g draw:name="Agrupar 303" draw:id="id69">
          <svg:title/>
          <svg:desc/>
          <draw:frame draw:id="id196" draw:style-name="a704" draw:name="CaixaDeTexto 228" svg:x="10.78133in" svg:y="5.0906in" svg:width="1.53825in" svg:height="1.61563in">
            <draw:text-box>
              <text:p text:style-name="a695" text:class-names="" text:cond-style-name=""><text:span text:style-name="a694" text:class-names="">id_condicao</text:span></text:p>
              <text:p text:style-name="a697" text:class-names="" text:cond-style-name=""><text:span text:style-name="a696" text:class-names="">id_perfil</text:span></text:p>
              <text:p text:style-name="a699" text:class-names="" text:cond-style-name=""><text:span text:style-name="a698" text:class-names="">condicao</text:span></text:p>
              <text:p text:style-name="a701" text:class-names="" text:cond-style-name=""><text:span text:style-name="a700" text:class-names="">data_add</text:span></text:p>
              <text:p text:style-name="a703" text:class-names="" text:cond-style-name=""><text:span text:style-name="a702" text:class-names="">estado</text:span></text:p>
            </draw:text-box>
            <svg:title/>
            <svg:desc/>
          </draw:frame>
          <draw:custom-shape svg:x="10.66069in" svg:y="5.23801in" svg:width="0.11094in" svg:height="0.11154in" draw:id="id197" draw:style-name="a707" draw:name="Elipse 84">
            <svg:title/>
            <svg:desc/>
            <text:p text:style-name="a706" text:class-names="" text:cond-style-name=""><text:span text:style-name="a7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66069in" svg:y="5.5254in" svg:width="0.11094in" svg:height="0.11154in" draw:id="id198" draw:style-name="a710" draw:name="Elipse 86">
            <svg:title/>
            <svg:desc/>
            <text:p text:style-name="a709" text:class-names="" text:cond-style-name=""><text:span text:style-name="a70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9.12728in" svg:y1="4.72522in" draw:start-shape="id197" draw:start-glue-point="3" svg:x2="10.66069in" svg:y2="5.29378in" draw:end-shape="id199" draw:end-glue-point="3" draw:id="id200" draw:style-name="a711" draw:transform="translate(-9.89398in -5.0095in) rotate(-3.14159) translate(9.89398in 5.0095in)" draw:name="Conector Angulado 104">
            <svg:title/>
            <svg:desc/>
          </draw:connector>
          <draw:custom-shape svg:x="10.66069in" svg:y="5.8555in" svg:width="0.11094in" svg:height="0.11154in" draw:id="id201" draw:style-name="a714" draw:name="Elipse 86">
            <svg:title/>
            <svg:desc/>
            <text:p text:style-name="a713" text:class-names="" text:cond-style-name=""><text:span text:style-name="a7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66428in" svg:y="6.14678in" svg:width="0.11094in" svg:height="0.11154in" draw:id="id202" draw:style-name="a717" draw:name="Elipse 86">
            <svg:title/>
            <svg:desc/>
            <text:p text:style-name="a716" text:class-names="" text:cond-style-name=""><text:span text:style-name="a7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66069in" svg:y="6.43417in" svg:width="0.11094in" svg:height="0.11154in" draw:id="id203" draw:style-name="a720" draw:name="Elipse 86">
            <svg:title/>
            <svg:desc/>
            <text:p text:style-name="a719" text:class-names="" text:cond-style-name=""><text:span text:style-name="a7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9.12728in" svg:y1="4.72522in" draw:start-shape="id198" draw:start-glue-point="3" svg:x2="10.66069in" svg:y2="5.58117in" draw:end-shape="id199" draw:end-glue-point="3" draw:id="id204" draw:style-name="a721" draw:transform="translate(-9.89398in -5.15319in) rotate(-3.14159) translate(9.89398in 5.15319in)" draw:name="Conector Angulado 104">
            <svg:title/>
            <svg:desc/>
          </draw:connector>
          <draw:connector draw:type="standard" svg:x1="9.12728in" svg:y1="4.72522in" draw:start-shape="id201" draw:start-glue-point="3" svg:x2="10.66069in" svg:y2="5.91127in" draw:end-shape="id199" draw:end-glue-point="3" draw:id="id205" draw:style-name="a722" draw:transform="translate(-9.89398in -5.31824in) rotate(-3.14159) translate(9.89398in 5.31824in)" draw:name="Conector Angulado 104">
            <svg:title/>
            <svg:desc/>
          </draw:connector>
          <draw:connector draw:type="standard" svg:x1="9.12728in" svg:y1="4.72522in" draw:start-shape="id202" draw:start-glue-point="3" svg:x2="10.66428in" svg:y2="6.20255in" draw:end-shape="id199" draw:end-glue-point="3" draw:id="id206" draw:style-name="a723" draw:transform="translate(-9.89578in -5.46388in) rotate(-3.14159) translate(9.89578in 5.46388in)" draw:name="Conector Angulado 104">
            <svg:title/>
            <svg:desc/>
          </draw:connector>
          <draw:connector draw:type="standard" svg:x1="9.12728in" svg:y1="4.72522in" draw:start-shape="id203" draw:start-glue-point="3" svg:x2="10.66069in" svg:y2="6.48994in" draw:end-shape="id199" draw:end-glue-point="3" draw:id="id207" draw:style-name="a724" draw:transform="translate(-9.89398in -5.60758in) rotate(-3.14159) translate(9.89398in 5.60758in)" draw:name="Conector Angulado 104">
            <svg:title/>
            <svg:desc/>
          </draw:connector>
          <draw:custom-shape svg:x="9.12728in" svg:y="4.48676in" svg:width="3.01338in" svg:height="0.47692in" draw:id="id199" draw:style-name="a727" draw:name="Retângulo: Cantos Arredondados 247">
            <svg:title/>
            <svg:desc/>
            <text:p text:style-name="a726" text:class-names="" text:cond-style-name=""><text:span text:style-name="a725" text:class-names="">Tb_condicao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Agrupar 249" draw:id="id70">
          <svg:title/>
          <svg:desc/>
          <draw:frame draw:id="id186" draw:style-name="a674" draw:name="CaixaDeTexto 250" svg:x="9.95431in" svg:y="1.0163in" svg:width="1.53825in" svg:height="1.3127in">
            <draw:text-box>
              <text:p text:style-name="a667" text:class-names="" text:cond-style-name=""><text:span text:style-name="a666" text:class-names="">id_categoria</text:span></text:p>
              <text:p text:style-name="a669" text:class-names="" text:cond-style-name=""><text:span text:style-name="a668" text:class-names="">categoria</text:span></text:p>
              <text:p text:style-name="a671" text:class-names="" text:cond-style-name=""><text:span text:style-name="a670" text:class-names="">estado</text:span></text:p>
              <text:p text:style-name="a673" text:class-names="" text:cond-style-name=""><text:span text:style-name="a672" text:class-names="">data_add</text:span></text:p>
            </draw:text-box>
            <svg:title/>
            <svg:desc/>
          </draw:frame>
          <draw:custom-shape svg:x="9.83366in" svg:y="1.16371in" svg:width="0.11094in" svg:height="0.11154in" draw:id="id187" draw:style-name="a677" draw:name="Elipse 84">
            <svg:title/>
            <svg:desc/>
            <text:p text:style-name="a676" text:class-names="" text:cond-style-name=""><text:span text:style-name="a6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9.83366in" svg:y="1.4511in" svg:width="0.11094in" svg:height="0.11154in" draw:id="id188" draw:style-name="a680" draw:name="Elipse 86">
            <svg:title/>
            <svg:desc/>
            <text:p text:style-name="a679" text:class-names="" text:cond-style-name=""><text:span text:style-name="a67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8.30025in" svg:y1="0.65091in" draw:start-shape="id187" draw:start-glue-point="3" svg:x2="9.83366in" svg:y2="1.21948in" draw:end-shape="id189" draw:end-glue-point="3" draw:id="id190" draw:style-name="a681" draw:transform="translate(-9.06695in -0.93519in) rotate(-3.14159) translate(9.06695in 0.93519in)" draw:name="Conector Angulado 104">
            <svg:title/>
            <svg:desc/>
          </draw:connector>
          <draw:custom-shape svg:x="9.83366in" svg:y="1.7812in" svg:width="0.11094in" svg:height="0.11154in" draw:id="id191" draw:style-name="a684" draw:name="Elipse 86">
            <svg:title/>
            <svg:desc/>
            <text:p text:style-name="a683" text:class-names="" text:cond-style-name=""><text:span text:style-name="a68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9.83725in" svg:y="2.07248in" svg:width="0.11094in" svg:height="0.11154in" draw:id="id192" draw:style-name="a687" draw:name="Elipse 86">
            <svg:title/>
            <svg:desc/>
            <text:p text:style-name="a686" text:class-names="" text:cond-style-name=""><text:span text:style-name="a68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8.30025in" svg:y1="0.65091in" draw:start-shape="id188" draw:start-glue-point="3" svg:x2="9.83366in" svg:y2="1.50687in" draw:end-shape="id189" draw:end-glue-point="3" draw:id="id193" draw:style-name="a688" draw:transform="translate(-9.06695in -1.07889in) rotate(-3.14159) translate(9.06695in 1.07889in)" draw:name="Conector Angulado 104">
            <svg:title/>
            <svg:desc/>
          </draw:connector>
          <draw:connector draw:type="standard" svg:x1="8.30025in" svg:y1="0.65091in" draw:start-shape="id191" draw:start-glue-point="3" svg:x2="9.83366in" svg:y2="1.83697in" draw:end-shape="id189" draw:end-glue-point="3" draw:id="id194" draw:style-name="a689" draw:transform="translate(-9.06695in -1.24394in) rotate(-3.14159) translate(9.06695in 1.24394in)" draw:name="Conector Angulado 104">
            <svg:title/>
            <svg:desc/>
          </draw:connector>
          <draw:connector draw:type="standard" svg:x1="8.30025in" svg:y1="0.65091in" draw:start-shape="id192" draw:start-glue-point="3" svg:x2="9.83725in" svg:y2="2.12825in" draw:end-shape="id189" draw:end-glue-point="3" draw:id="id195" draw:style-name="a690" draw:transform="translate(-9.06875in -1.38958in) rotate(-3.14159) translate(9.06875in 1.38958in)" draw:name="Conector Angulado 104">
            <svg:title/>
            <svg:desc/>
          </draw:connector>
          <draw:custom-shape svg:x="8.30025in" svg:y="0.41245in" svg:width="3.01338in" svg:height="0.47692in" draw:id="id189" draw:style-name="a693" draw:name="Retângulo: Cantos Arredondados 261">
            <svg:title/>
            <svg:desc/>
            <text:p text:style-name="a692" text:class-names="" text:cond-style-name=""><text:span text:style-name="a691" text:class-names="">Tb_categoria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Agrupar 282" draw:id="id71">
          <svg:title/>
          <svg:desc/>
          <draw:frame draw:id="id168" draw:style-name="a630" draw:name="CaixaDeTexto 262" svg:x="12.29339in" svg:y="10.25951in" svg:width="1.53825in" svg:height="2.52441in">
            <draw:text-box>
              <text:p text:style-name="a615" text:class-names="" text:cond-style-name=""><text:span text:style-name="a614" text:class-names="">id_hospede</text:span></text:p>
              <text:p text:style-name="a617" text:class-names="" text:cond-style-name=""><text:span text:style-name="a616" text:class-names="">id_cliente</text:span></text:p>
              <text:p text:style-name="a619" text:class-names="" text:cond-style-name=""><text:span text:style-name="a618" text:class-names="">id_reserva</text:span></text:p>
              <text:p text:style-name="a621" text:class-names="" text:cond-style-name=""><text:span text:style-name="a620" text:class-names="">id_quarto</text:span></text:p>
              <text:p text:style-name="a623" text:class-names="" text:cond-style-name=""><text:span text:style-name="a622" text:class-names="">Id_perfil</text:span></text:p>
              <text:p text:style-name="a625" text:class-names="" text:cond-style-name=""><text:span text:style-name="a624" text:class-names="">data_ent</text:span></text:p>
              <text:p text:style-name="a627" text:class-names="" text:cond-style-name=""><text:span text:style-name="a626" text:class-names="">data_sai</text:span></text:p>
              <text:p text:style-name="a629" text:class-names="" text:cond-style-name=""><text:span text:style-name="a628" text:class-names="">estado</text:span></text:p>
            </draw:text-box>
            <svg:title/>
            <svg:desc/>
          </draw:frame>
          <draw:custom-shape svg:x="12.17275in" svg:y="10.40692in" svg:width="0.11094in" svg:height="0.11154in" draw:id="id169" draw:style-name="a633" draw:name="Elipse 84">
            <svg:title/>
            <svg:desc/>
            <text:p text:style-name="a632" text:class-names="" text:cond-style-name=""><text:span text:style-name="a63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17275in" svg:y="10.69431in" svg:width="0.11094in" svg:height="0.11154in" draw:id="id170" draw:style-name="a636" draw:name="Elipse 86">
            <svg:title/>
            <svg:desc/>
            <text:p text:style-name="a635" text:class-names="" text:cond-style-name=""><text:span text:style-name="a6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10.63934in" svg:y1="9.89413in" draw:start-shape="id169" draw:start-glue-point="3" svg:x2="12.17275in" svg:y2="10.46269in" draw:end-shape="id171" draw:end-glue-point="3" draw:id="id172" draw:style-name="a637" draw:transform="translate(-11.40604in -10.17841in) rotate(-3.14159) translate(11.40604in 10.17841in)" draw:name="Conector Angulado 104">
            <svg:title/>
            <svg:desc/>
          </draw:connector>
          <draw:custom-shape svg:x="12.17275in" svg:y="11.02441in" svg:width="0.11094in" svg:height="0.11154in" draw:id="id173" draw:style-name="a640" draw:name="Elipse 86">
            <svg:title/>
            <svg:desc/>
            <text:p text:style-name="a639" text:class-names="" text:cond-style-name=""><text:span text:style-name="a6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17634in" svg:y="11.31569in" svg:width="0.11094in" svg:height="0.11154in" draw:id="id174" draw:style-name="a643" draw:name="Elipse 86">
            <svg:title/>
            <svg:desc/>
            <text:p text:style-name="a642" text:class-names="" text:cond-style-name=""><text:span text:style-name="a64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17275in" svg:y="11.60308in" svg:width="0.11094in" svg:height="0.11154in" draw:id="id175" draw:style-name="a646" draw:name="Elipse 86">
            <svg:title/>
            <svg:desc/>
            <text:p text:style-name="a645" text:class-names="" text:cond-style-name=""><text:span text:style-name="a64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17275in" svg:y="11.91525in" svg:width="0.11094in" svg:height="0.11154in" draw:id="id176" draw:style-name="a649" draw:name="Elipse 86">
            <svg:title/>
            <svg:desc/>
            <text:p text:style-name="a648" text:class-names="" text:cond-style-name=""><text:span text:style-name="a64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10.63934in" svg:y1="9.89413in" draw:start-shape="id170" draw:start-glue-point="3" svg:x2="12.17275in" svg:y2="10.75008in" draw:end-shape="id171" draw:end-glue-point="3" draw:id="id177" draw:style-name="a650" draw:transform="translate(-11.40604in -10.32211in) rotate(-3.14159) translate(11.40604in 10.32211in)" draw:name="Conector Angulado 104">
            <svg:title/>
            <svg:desc/>
          </draw:connector>
          <draw:connector draw:type="standard" svg:x1="10.63934in" svg:y1="9.89413in" draw:start-shape="id173" draw:start-glue-point="3" svg:x2="12.17275in" svg:y2="11.08018in" draw:end-shape="id171" draw:end-glue-point="3" draw:id="id178" draw:style-name="a651" draw:transform="translate(-11.40604in -10.48715in) rotate(-3.14159) translate(11.40604in 10.48715in)" draw:name="Conector Angulado 104">
            <svg:title/>
            <svg:desc/>
          </draw:connector>
          <draw:connector draw:type="standard" svg:x1="10.63934in" svg:y1="9.89413in" draw:start-shape="id174" draw:start-glue-point="3" svg:x2="12.17634in" svg:y2="11.37146in" draw:end-shape="id171" draw:end-glue-point="3" draw:id="id179" draw:style-name="a652" draw:transform="translate(-11.40784in -10.63279in) rotate(-3.14159) translate(11.40784in 10.63279in)" draw:name="Conector Angulado 104">
            <svg:title/>
            <svg:desc/>
          </draw:connector>
          <draw:connector draw:type="standard" svg:x1="10.63934in" svg:y1="9.89413in" draw:start-shape="id175" draw:start-glue-point="3" svg:x2="12.17275in" svg:y2="11.65885in" draw:end-shape="id171" draw:end-glue-point="3" draw:id="id180" draw:style-name="a653" draw:transform="translate(-11.40604in -10.77649in) rotate(-3.14159) translate(11.40604in 10.77649in)" draw:name="Conector Angulado 104">
            <svg:title/>
            <svg:desc/>
          </draw:connector>
          <draw:connector draw:type="standard" svg:x1="10.63934in" svg:y1="9.89413in" draw:start-shape="id176" draw:start-glue-point="3" svg:x2="12.17275in" svg:y2="11.97102in" draw:end-shape="id171" draw:end-glue-point="3" draw:id="id181" draw:style-name="a654" draw:transform="translate(-11.40604in -10.93257in) rotate(-3.14159) translate(11.40604in 10.93257in)" draw:name="Conector Angulado 104">
            <svg:title/>
            <svg:desc/>
          </draw:connector>
          <draw:custom-shape svg:x="12.17274in" svg:y="12.20752in" svg:width="0.11094in" svg:height="0.11154in" draw:id="id182" draw:style-name="a657" draw:name="Elipse 86">
            <svg:title/>
            <svg:desc/>
            <text:p text:style-name="a656" text:class-names="" text:cond-style-name=""><text:span text:style-name="a65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17274in" svg:y="12.50775in" svg:width="0.11094in" svg:height="0.11154in" draw:id="id183" draw:style-name="a660" draw:name="Elipse 86">
            <svg:title/>
            <svg:desc/>
            <text:p text:style-name="a659" text:class-names="" text:cond-style-name=""><text:span text:style-name="a65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10.63934in" svg:y1="9.89413in" draw:start-shape="id182" draw:start-glue-point="3" svg:x2="12.17274in" svg:y2="12.26329in" draw:end-shape="id171" draw:end-glue-point="3" draw:id="id184" draw:style-name="a661" draw:transform="translate(-11.40604in -11.07871in) rotate(-3.14159) translate(11.40604in 11.07871in)" draw:name="Conector Angulado 104">
            <svg:title/>
            <svg:desc/>
          </draw:connector>
          <draw:connector draw:type="standard" svg:x1="10.63934in" svg:y1="9.89413in" draw:start-shape="id183" draw:start-glue-point="3" svg:x2="12.17274in" svg:y2="12.56352in" draw:end-shape="id171" draw:end-glue-point="3" draw:id="id185" draw:style-name="a662" draw:transform="translate(-11.40604in -11.22882in) rotate(-3.14159) translate(11.40604in 11.22882in)" draw:name="Conector Angulado 104">
            <svg:title/>
            <svg:desc/>
          </draw:connector>
          <draw:custom-shape svg:x="10.63934in" svg:y="9.65567in" svg:width="3.01338in" svg:height="0.47692in" draw:id="id171" draw:style-name="a665" draw:name="Retângulo: Cantos Arredondados 281">
            <svg:title/>
            <svg:desc/>
            <text:p text:style-name="a664" text:class-names="" text:cond-style-name=""><text:span text:style-name="a663" text:class-names="">Tb_hospede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Agrupar 398" draw:id="id72">
          <svg:title/>
          <svg:desc/>
          <draw:frame draw:id="id154" draw:style-name="a586" draw:name="CaixaDeTexto 304" svg:x="14.90101in" svg:y="4.15533in" svg:width="1.53825in" svg:height="1.91855in">
            <draw:text-box>
              <text:p text:style-name="a575" text:class-names="" text:cond-style-name=""><text:span text:style-name="a574" text:class-names="">id_quarto</text:span></text:p>
              <text:p text:style-name="a577" text:class-names="" text:cond-style-name=""><text:span text:style-name="a576" text:class-names="">id_tipo_qua</text:span></text:p>
              <text:p text:style-name="a579" text:class-names="" text:cond-style-name=""><text:span text:style-name="a578" text:class-names="">id_perfil</text:span></text:p>
              <text:p text:style-name="a581" text:class-names="" text:cond-style-name=""><text:span text:style-name="a580" text:class-names="">nporta</text:span></text:p>
              <text:p text:style-name="a583" text:class-names="" text:cond-style-name=""><text:span text:style-name="a582" text:class-names="">data_add</text:span></text:p>
              <text:p text:style-name="a585" text:class-names="" text:cond-style-name=""><text:span text:style-name="a584" text:class-names="">estado</text:span></text:p>
            </draw:text-box>
            <svg:title/>
            <svg:desc/>
          </draw:frame>
          <draw:custom-shape svg:x="14.78037in" svg:y="4.30274in" svg:width="0.11094in" svg:height="0.11154in" draw:id="id155" draw:style-name="a589" draw:name="Elipse 84">
            <svg:title/>
            <svg:desc/>
            <text:p text:style-name="a588" text:class-names="" text:cond-style-name=""><text:span text:style-name="a58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4.78037in" svg:y="4.59013in" svg:width="0.11094in" svg:height="0.11154in" draw:id="id156" draw:style-name="a592" draw:name="Elipse 86">
            <svg:title/>
            <svg:desc/>
            <text:p text:style-name="a591" text:class-names="" text:cond-style-name=""><text:span text:style-name="a5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13.24696in" svg:y1="3.78995in" draw:start-shape="id155" draw:start-glue-point="3" svg:x2="14.78037in" svg:y2="4.35851in" draw:end-shape="id157" draw:end-glue-point="3" draw:id="id158" draw:style-name="a593" draw:transform="translate(-14.01366in -4.07423in) rotate(-3.14159) translate(14.01366in 4.07423in)" draw:name="Conector Angulado 104">
            <svg:title/>
            <svg:desc/>
          </draw:connector>
          <draw:custom-shape svg:x="14.78037in" svg:y="4.92024in" svg:width="0.11094in" svg:height="0.11154in" draw:id="id159" draw:style-name="a596" draw:name="Elipse 86">
            <svg:title/>
            <svg:desc/>
            <text:p text:style-name="a595" text:class-names="" text:cond-style-name=""><text:span text:style-name="a5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4.78396in" svg:y="5.21151in" svg:width="0.11094in" svg:height="0.11154in" draw:id="id160" draw:style-name="a599" draw:name="Elipse 86">
            <svg:title/>
            <svg:desc/>
            <text:p text:style-name="a598" text:class-names="" text:cond-style-name=""><text:span text:style-name="a59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4.78036in" svg:y="5.4989in" svg:width="0.11094in" svg:height="0.11154in" draw:id="id161" draw:style-name="a602" draw:name="Elipse 86">
            <svg:title/>
            <svg:desc/>
            <text:p text:style-name="a601" text:class-names="" text:cond-style-name=""><text:span text:style-name="a6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4.78036in" svg:y="5.81107in" svg:width="0.11094in" svg:height="0.11154in" draw:id="id162" draw:style-name="a605" draw:name="Elipse 86">
            <svg:title/>
            <svg:desc/>
            <text:p text:style-name="a604" text:class-names="" text:cond-style-name=""><text:span text:style-name="a60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13.24696in" svg:y1="3.78995in" draw:start-shape="id156" draw:start-glue-point="3" svg:x2="14.78037in" svg:y2="4.6459in" draw:end-shape="id157" draw:end-glue-point="3" draw:id="id163" draw:style-name="a606" draw:transform="translate(-14.01366in -4.21792in) rotate(-3.14159) translate(14.01366in 4.21792in)" draw:name="Conector Angulado 104">
            <svg:title/>
            <svg:desc/>
          </draw:connector>
          <draw:connector draw:type="standard" svg:x1="13.24696in" svg:y1="3.78995in" draw:start-shape="id159" draw:start-glue-point="3" svg:x2="14.78037in" svg:y2="4.97601in" draw:end-shape="id157" draw:end-glue-point="3" draw:id="id164" draw:style-name="a607" draw:transform="translate(-14.01366in -4.38298in) rotate(-3.14159) translate(14.01366in 4.38298in)" draw:name="Conector Angulado 104">
            <svg:title/>
            <svg:desc/>
          </draw:connector>
          <draw:connector draw:type="standard" svg:x1="13.24696in" svg:y1="3.78995in" draw:start-shape="id160" draw:start-glue-point="3" svg:x2="14.78396in" svg:y2="5.26728in" draw:end-shape="id157" draw:end-glue-point="3" draw:id="id165" draw:style-name="a608" draw:transform="translate(-14.01546in -4.52861in) rotate(-3.14159) translate(14.01546in 4.52861in)" draw:name="Conector Angulado 104">
            <svg:title/>
            <svg:desc/>
          </draw:connector>
          <draw:connector draw:type="standard" svg:x1="13.24696in" svg:y1="3.78995in" draw:start-shape="id161" draw:start-glue-point="3" svg:x2="14.78036in" svg:y2="5.55467in" draw:end-shape="id157" draw:end-glue-point="3" draw:id="id166" draw:style-name="a609" draw:transform="translate(-14.01366in -4.67231in) rotate(-3.14159) translate(14.01366in 4.67231in)" draw:name="Conector Angulado 104">
            <svg:title/>
            <svg:desc/>
          </draw:connector>
          <draw:connector draw:type="standard" svg:x1="13.24696in" svg:y1="3.78995in" draw:start-shape="id162" draw:start-glue-point="3" svg:x2="14.78036in" svg:y2="5.86684in" draw:end-shape="id157" draw:end-glue-point="3" draw:id="id167" draw:style-name="a610" draw:transform="translate(-14.01366in -4.82839in) rotate(-3.14159) translate(14.01366in 4.82839in)" draw:name="Conector Angulado 104">
            <svg:title/>
            <svg:desc/>
          </draw:connector>
          <draw:custom-shape svg:x="13.24696in" svg:y="3.55149in" svg:width="3.01338in" svg:height="0.47692in" draw:id="id157" draw:style-name="a613" draw:name="Retângulo: Cantos Arredondados 323">
            <svg:title/>
            <svg:desc/>
            <text:p text:style-name="a612" text:class-names="" text:cond-style-name=""><text:span text:style-name="a611" text:class-names="">Tb_quarto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Agrupar 385" draw:id="id73">
          <svg:title/>
          <svg:desc/>
          <draw:frame draw:id="id144" draw:style-name="a554" draw:name="CaixaDeTexto 386" svg:x="22.55857in" svg:y="0.8221in" svg:width="1.53825in" svg:height="1.3127in">
            <draw:text-box>
              <text:p text:style-name="a547" text:class-names="" text:cond-style-name=""><text:span text:style-name="a546" text:class-names="">id_cargo</text:span></text:p>
              <text:p text:style-name="a549" text:class-names="" text:cond-style-name=""><text:span text:style-name="a548" text:class-names="">cargo</text:span></text:p>
              <text:p text:style-name="a551" text:class-names="" text:cond-style-name=""><text:span text:style-name="a550" text:class-names="">data_add</text:span></text:p>
              <text:p text:style-name="a553" text:class-names="" text:cond-style-name=""><text:span text:style-name="a552" text:class-names="">estado</text:span></text:p>
            </draw:text-box>
            <svg:title/>
            <svg:desc/>
          </draw:frame>
          <draw:custom-shape svg:x="22.43793in" svg:y="0.96951in" svg:width="0.11094in" svg:height="0.11154in" draw:id="id145" draw:style-name="a557" draw:name="Elipse 84">
            <svg:title/>
            <svg:desc/>
            <text:p text:style-name="a556" text:class-names="" text:cond-style-name=""><text:span text:style-name="a55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2.43793in" svg:y="1.25689in" svg:width="0.11094in" svg:height="0.11154in" draw:id="id146" draw:style-name="a560" draw:name="Elipse 86">
            <svg:title/>
            <svg:desc/>
            <text:p text:style-name="a559" text:class-names="" text:cond-style-name=""><text:span text:style-name="a55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20.90452in" svg:y1="0.45671in" draw:start-shape="id145" draw:start-glue-point="3" svg:x2="22.43793in" svg:y2="1.02528in" draw:end-shape="id147" draw:end-glue-point="3" draw:id="id148" draw:style-name="a561" draw:transform="translate(-21.67122in -0.74099in) rotate(-3.14159) translate(21.67122in 0.74099in)" draw:name="Conector Angulado 104">
            <svg:title/>
            <svg:desc/>
          </draw:connector>
          <draw:custom-shape svg:x="22.43793in" svg:y="1.587in" svg:width="0.11094in" svg:height="0.11154in" draw:id="id149" draw:style-name="a564" draw:name="Elipse 86">
            <svg:title/>
            <svg:desc/>
            <text:p text:style-name="a563" text:class-names="" text:cond-style-name=""><text:span text:style-name="a56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2.44152in" svg:y="1.87827in" svg:width="0.11094in" svg:height="0.11154in" draw:id="id150" draw:style-name="a567" draw:name="Elipse 86">
            <svg:title/>
            <svg:desc/>
            <text:p text:style-name="a566" text:class-names="" text:cond-style-name=""><text:span text:style-name="a56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20.90452in" svg:y1="0.45671in" draw:start-shape="id146" draw:start-glue-point="3" svg:x2="22.43793in" svg:y2="1.31266in" draw:end-shape="id147" draw:end-glue-point="3" draw:id="id151" draw:style-name="a568" draw:transform="translate(-21.67122in -0.88469in) rotate(-3.14159) translate(21.67122in 0.88469in)" draw:name="Conector Angulado 104">
            <svg:title/>
            <svg:desc/>
          </draw:connector>
          <draw:connector draw:type="standard" svg:x1="20.90452in" svg:y1="0.45671in" draw:start-shape="id149" draw:start-glue-point="3" svg:x2="22.43793in" svg:y2="1.64277in" draw:end-shape="id147" draw:end-glue-point="3" draw:id="id152" draw:style-name="a569" draw:transform="translate(-21.67122in -1.04974in) rotate(-3.14159) translate(21.67122in 1.04974in)" draw:name="Conector Angulado 104">
            <svg:title/>
            <svg:desc/>
          </draw:connector>
          <draw:connector draw:type="standard" svg:x1="20.90452in" svg:y1="0.45671in" draw:start-shape="id150" draw:start-glue-point="3" svg:x2="22.44152in" svg:y2="1.93404in" draw:end-shape="id147" draw:end-glue-point="3" draw:id="id153" draw:style-name="a570" draw:transform="translate(-21.67302in -1.19538in) rotate(-3.14159) translate(21.67302in 1.19538in)" draw:name="Conector Angulado 104">
            <svg:title/>
            <svg:desc/>
          </draw:connector>
          <draw:custom-shape svg:x="20.90452in" svg:y="0.21825in" svg:width="3.01338in" svg:height="0.47692in" draw:id="id147" draw:style-name="a573" draw:name="Retângulo: Cantos Arredondados 397">
            <svg:title/>
            <svg:desc/>
            <text:p text:style-name="a572" text:class-names="" text:cond-style-name=""><text:span text:style-name="a571" text:class-names="">Tb_cargo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Agrupar 399" draw:id="id74">
          <svg:title/>
          <svg:desc/>
          <draw:frame draw:id="id130" draw:style-name="a518" draw:name="CaixaDeTexto 400" svg:x="18.79468in" svg:y="1.38247in" svg:width="1.68434in" svg:height="1.91855in">
            <draw:text-box>
              <text:p text:style-name="a507" text:class-names="" text:cond-style-name=""><text:span text:style-name="a504" text:class-names="">id_</text:span><text:span text:style-name="a505" text:class-names="">cond_qua</text:span><text:span text:style-name="a506" text:class-names=""/></text:p>
              <text:p text:style-name="a509" text:class-names="" text:cond-style-name=""><text:span text:style-name="a508" text:class-names="">id_condicao</text:span></text:p>
              <text:p text:style-name="a511" text:class-names="" text:cond-style-name=""><text:span text:style-name="a510" text:class-names="">Id_quarto</text:span></text:p>
              <text:p text:style-name="a513" text:class-names="" text:cond-style-name=""><text:span text:style-name="a512" text:class-names="">id_perfil</text:span></text:p>
              <text:p text:style-name="a515" text:class-names="" text:cond-style-name=""><text:span text:style-name="a514" text:class-names="">data_add</text:span></text:p>
              <text:p text:style-name="a517" text:class-names="" text:cond-style-name=""><text:span text:style-name="a516" text:class-names="">estado</text:span></text:p>
            </draw:text-box>
            <svg:title/>
            <svg:desc/>
          </draw:frame>
          <draw:custom-shape svg:x="18.67403in" svg:y="1.52988in" svg:width="0.11094in" svg:height="0.11154in" draw:id="id131" draw:style-name="a521" draw:name="Elipse 84">
            <svg:title/>
            <svg:desc/>
            <text:p text:style-name="a520" text:class-names="" text:cond-style-name=""><text:span text:style-name="a51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8.67403in" svg:y="1.81726in" svg:width="0.11094in" svg:height="0.11154in" draw:id="id132" draw:style-name="a524" draw:name="Elipse 86">
            <svg:title/>
            <svg:desc/>
            <text:p text:style-name="a523" text:class-names="" text:cond-style-name=""><text:span text:style-name="a52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17.14063in" svg:y1="1.01708in" draw:start-shape="id131" draw:start-glue-point="3" svg:x2="18.67403in" svg:y2="1.58565in" draw:end-shape="id133" draw:end-glue-point="3" draw:id="id134" draw:style-name="a525" draw:transform="translate(-17.90733in -1.30136in) rotate(-3.14159) translate(17.90733in 1.30136in)" draw:name="Conector Angulado 104">
            <svg:title/>
            <svg:desc/>
          </draw:connector>
          <draw:custom-shape svg:x="18.67403in" svg:y="2.14737in" svg:width="0.11094in" svg:height="0.11154in" draw:id="id135" draw:style-name="a528" draw:name="Elipse 86">
            <svg:title/>
            <svg:desc/>
            <text:p text:style-name="a527" text:class-names="" text:cond-style-name=""><text:span text:style-name="a52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8.67762in" svg:y="2.43864in" svg:width="0.11094in" svg:height="0.11154in" draw:id="id136" draw:style-name="a531" draw:name="Elipse 86">
            <svg:title/>
            <svg:desc/>
            <text:p text:style-name="a530" text:class-names="" text:cond-style-name=""><text:span text:style-name="a5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8.67403in" svg:y="2.72603in" svg:width="0.11094in" svg:height="0.11154in" draw:id="id137" draw:style-name="a534" draw:name="Elipse 86">
            <svg:title/>
            <svg:desc/>
            <text:p text:style-name="a533" text:class-names="" text:cond-style-name=""><text:span text:style-name="a53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8.67403in" svg:y="3.0382in" svg:width="0.11094in" svg:height="0.11154in" draw:id="id138" draw:style-name="a537" draw:name="Elipse 86">
            <svg:title/>
            <svg:desc/>
            <text:p text:style-name="a536" text:class-names="" text:cond-style-name=""><text:span text:style-name="a5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17.14063in" svg:y1="1.01708in" draw:start-shape="id132" draw:start-glue-point="3" svg:x2="18.67403in" svg:y2="1.87303in" draw:end-shape="id133" draw:end-glue-point="3" draw:id="id139" draw:style-name="a538" draw:transform="translate(-17.90733in -1.44505in) rotate(-3.14159) translate(17.90733in 1.44505in)" draw:name="Conector Angulado 104">
            <svg:title/>
            <svg:desc/>
          </draw:connector>
          <draw:connector draw:type="standard" svg:x1="17.14063in" svg:y1="1.01708in" draw:start-shape="id135" draw:start-glue-point="3" svg:x2="18.67403in" svg:y2="2.20314in" draw:end-shape="id133" draw:end-glue-point="3" draw:id="id140" draw:style-name="a539" draw:transform="translate(-17.90733in -1.61011in) rotate(-3.14159) translate(17.90733in 1.61011in)" draw:name="Conector Angulado 104">
            <svg:title/>
            <svg:desc/>
          </draw:connector>
          <draw:connector draw:type="standard" svg:x1="17.14063in" svg:y1="1.01708in" draw:start-shape="id136" draw:start-glue-point="3" svg:x2="18.67762in" svg:y2="2.49441in" draw:end-shape="id133" draw:end-glue-point="3" draw:id="id141" draw:style-name="a540" draw:transform="translate(-17.90913in -1.75574in) rotate(-3.14159) translate(17.90913in 1.75574in)" draw:name="Conector Angulado 104">
            <svg:title/>
            <svg:desc/>
          </draw:connector>
          <draw:connector draw:type="standard" svg:x1="17.14063in" svg:y1="1.01708in" draw:start-shape="id137" draw:start-glue-point="3" svg:x2="18.67403in" svg:y2="2.7818in" draw:end-shape="id133" draw:end-glue-point="3" draw:id="id142" draw:style-name="a541" draw:transform="translate(-17.90733in -1.89944in) rotate(-3.14159) translate(17.90733in 1.89944in)" draw:name="Conector Angulado 104">
            <svg:title/>
            <svg:desc/>
          </draw:connector>
          <draw:connector draw:type="standard" svg:x1="17.14063in" svg:y1="1.01708in" draw:start-shape="id138" draw:start-glue-point="3" svg:x2="18.67403in" svg:y2="3.09397in" draw:end-shape="id133" draw:end-glue-point="3" draw:id="id143" draw:style-name="a542" draw:transform="translate(-17.90733in -2.05552in) rotate(-3.14159) translate(17.90733in 2.05552in)" draw:name="Conector Angulado 104">
            <svg:title/>
            <svg:desc/>
          </draw:connector>
          <draw:custom-shape svg:x="17.14063in" svg:y="0.77862in" svg:width="3.01338in" svg:height="0.47692in" draw:id="id133" draw:style-name="a545" draw:name="Retângulo: Cantos Arredondados 413">
            <svg:title/>
            <svg:desc/>
            <text:p text:style-name="a544" text:class-names="" text:cond-style-name=""><text:span text:style-name="a543" text:class-names="">Tb_cond_qua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Agrupar 414" draw:id="id75">
          <svg:title/>
          <svg:desc/>
          <draw:frame draw:id="id118" draw:style-name="a480" draw:name="CaixaDeTexto 415" svg:x="15.04271in" svg:y="7.4476in" svg:width="1.68434in" svg:height="1.61563in">
            <draw:text-box>
              <text:p text:style-name="a471" text:class-names="" text:cond-style-name=""><text:span text:style-name="a468" text:class-names="">id_</text:span><text:span text:style-name="a469" text:class-names="">andar</text:span><text:span text:style-name="a470" text:class-names=""/></text:p>
              <text:p text:style-name="a473" text:class-names="" text:cond-style-name=""><text:span text:style-name="a472" text:class-names="">id_perfil</text:span></text:p>
              <text:p text:style-name="a475" text:class-names="" text:cond-style-name=""><text:span text:style-name="a474" text:class-names="">nadar</text:span></text:p>
              <text:p text:style-name="a477" text:class-names="" text:cond-style-name=""><text:span text:style-name="a476" text:class-names="">data_add</text:span></text:p>
              <text:p text:style-name="a479" text:class-names="" text:cond-style-name=""><text:span text:style-name="a478" text:class-names="">estado</text:span></text:p>
            </draw:text-box>
            <svg:title/>
            <svg:desc/>
          </draw:frame>
          <draw:custom-shape svg:x="14.92207in" svg:y="7.59502in" svg:width="0.11094in" svg:height="0.11154in" draw:id="id119" draw:style-name="a483" draw:name="Elipse 84">
            <svg:title/>
            <svg:desc/>
            <text:p text:style-name="a482" text:class-names="" text:cond-style-name=""><text:span text:style-name="a48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4.92207in" svg:y="7.8824in" svg:width="0.11094in" svg:height="0.11154in" draw:id="id120" draw:style-name="a486" draw:name="Elipse 86">
            <svg:title/>
            <svg:desc/>
            <text:p text:style-name="a485" text:class-names="" text:cond-style-name=""><text:span text:style-name="a48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13.38866in" svg:y1="7.08222in" draw:start-shape="id119" draw:start-glue-point="3" svg:x2="14.92207in" svg:y2="7.65079in" draw:end-shape="id121" draw:end-glue-point="3" draw:id="id122" draw:style-name="a487" draw:transform="translate(-14.15536in -7.3665in) rotate(-3.14159) translate(14.15536in 7.3665in)" draw:name="Conector Angulado 104">
            <svg:title/>
            <svg:desc/>
          </draw:connector>
          <draw:custom-shape svg:x="14.92207in" svg:y="8.21251in" svg:width="0.11094in" svg:height="0.11154in" draw:id="id123" draw:style-name="a490" draw:name="Elipse 86">
            <svg:title/>
            <svg:desc/>
            <text:p text:style-name="a489" text:class-names="" text:cond-style-name=""><text:span text:style-name="a4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4.92566in" svg:y="8.50378in" svg:width="0.11094in" svg:height="0.11154in" draw:id="id124" draw:style-name="a493" draw:name="Elipse 86">
            <svg:title/>
            <svg:desc/>
            <text:p text:style-name="a492" text:class-names="" text:cond-style-name=""><text:span text:style-name="a49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4.92207in" svg:y="8.79117in" svg:width="0.11094in" svg:height="0.11154in" draw:id="id125" draw:style-name="a496" draw:name="Elipse 86">
            <svg:title/>
            <svg:desc/>
            <text:p text:style-name="a495" text:class-names="" text:cond-style-name=""><text:span text:style-name="a4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13.38866in" svg:y1="7.08222in" draw:start-shape="id120" draw:start-glue-point="3" svg:x2="14.92207in" svg:y2="7.93817in" draw:end-shape="id121" draw:end-glue-point="3" draw:id="id126" draw:style-name="a497" draw:transform="translate(-14.15536in -7.51019in) rotate(-3.14159) translate(14.15536in 7.51019in)" draw:name="Conector Angulado 104">
            <svg:title/>
            <svg:desc/>
          </draw:connector>
          <draw:connector draw:type="standard" svg:x1="13.38866in" svg:y1="7.08222in" draw:start-shape="id123" draw:start-glue-point="3" svg:x2="14.92207in" svg:y2="8.26828in" draw:end-shape="id121" draw:end-glue-point="3" draw:id="id127" draw:style-name="a498" draw:transform="translate(-14.15536in -7.67525in) rotate(-3.14159) translate(14.15536in 7.67525in)" draw:name="Conector Angulado 104">
            <svg:title/>
            <svg:desc/>
          </draw:connector>
          <draw:connector draw:type="standard" svg:x1="13.38866in" svg:y1="7.08222in" draw:start-shape="id124" draw:start-glue-point="3" svg:x2="14.92566in" svg:y2="8.55955in" draw:end-shape="id121" draw:end-glue-point="3" draw:id="id128" draw:style-name="a499" draw:transform="translate(-14.15716in -7.82088in) rotate(-3.14159) translate(14.15716in 7.82088in)" draw:name="Conector Angulado 104">
            <svg:title/>
            <svg:desc/>
          </draw:connector>
          <draw:connector draw:type="standard" svg:x1="13.38866in" svg:y1="7.08222in" draw:start-shape="id125" draw:start-glue-point="3" svg:x2="14.92207in" svg:y2="8.84694in" draw:end-shape="id121" draw:end-glue-point="3" draw:id="id129" draw:style-name="a500" draw:transform="translate(-14.15536in -7.96458in) rotate(-3.14159) translate(14.15536in 7.96458in)" draw:name="Conector Angulado 104">
            <svg:title/>
            <svg:desc/>
          </draw:connector>
          <draw:custom-shape svg:x="13.38866in" svg:y="6.84376in" svg:width="3.01338in" svg:height="0.47692in" draw:id="id121" draw:style-name="a503" draw:name="Retângulo: Cantos Arredondados 428">
            <svg:title/>
            <svg:desc/>
            <text:p text:style-name="a502" text:class-names="" text:cond-style-name=""><text:span text:style-name="a501" text:class-names="">Tb_andar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Agrupar 429" draw:id="id76">
          <svg:title/>
          <svg:desc/>
          <draw:frame draw:id="id106" draw:style-name="a444" draw:name="CaixaDeTexto 430" svg:x="20.2023in" svg:y="4.93008in" svg:width="1.68434in" svg:height="1.61563in">
            <draw:text-box>
              <text:p text:style-name="a435" text:class-names="" text:cond-style-name=""><text:span text:style-name="a432" text:class-names="">id_</text:span><text:span text:style-name="a433" text:class-names="">tipo_qua</text:span><text:span text:style-name="a434" text:class-names=""/></text:p>
              <text:p text:style-name="a437" text:class-names="" text:cond-style-name=""><text:span text:style-name="a436" text:class-names="">id_perfil</text:span></text:p>
              <text:p text:style-name="a439" text:class-names="" text:cond-style-name=""><text:span text:style-name="a438" text:class-names="">tipo_qua</text:span></text:p>
              <text:p text:style-name="a441" text:class-names="" text:cond-style-name=""><text:span text:style-name="a440" text:class-names="">data_add</text:span></text:p>
              <text:p text:style-name="a443" text:class-names="" text:cond-style-name=""><text:span text:style-name="a442" text:class-names="">estado</text:span></text:p>
            </draw:text-box>
            <svg:title/>
            <svg:desc/>
          </draw:frame>
          <draw:custom-shape svg:x="20.08166in" svg:y="5.07749in" svg:width="0.11094in" svg:height="0.11154in" draw:id="id107" draw:style-name="a447" draw:name="Elipse 84">
            <svg:title/>
            <svg:desc/>
            <text:p text:style-name="a446" text:class-names="" text:cond-style-name=""><text:span text:style-name="a44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0.08166in" svg:y="5.36488in" svg:width="0.11094in" svg:height="0.11154in" draw:id="id108" draw:style-name="a450" draw:name="Elipse 86">
            <svg:title/>
            <svg:desc/>
            <text:p text:style-name="a449" text:class-names="" text:cond-style-name=""><text:span text:style-name="a44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18.54825in" svg:y1="4.5647in" draw:start-shape="id107" draw:start-glue-point="3" svg:x2="20.08166in" svg:y2="5.13326in" draw:end-shape="id109" draw:end-glue-point="3" draw:id="id110" draw:style-name="a451" draw:transform="translate(-19.31495in -4.84898in) rotate(-3.14159) translate(19.31495in 4.84898in)" draw:name="Conector Angulado 104">
            <svg:title/>
            <svg:desc/>
          </draw:connector>
          <draw:custom-shape svg:x="20.08166in" svg:y="5.69498in" svg:width="0.11094in" svg:height="0.11154in" draw:id="id111" draw:style-name="a454" draw:name="Elipse 86">
            <svg:title/>
            <svg:desc/>
            <text:p text:style-name="a453" text:class-names="" text:cond-style-name=""><text:span text:style-name="a45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0.08525in" svg:y="5.98626in" svg:width="0.11094in" svg:height="0.11154in" draw:id="id112" draw:style-name="a457" draw:name="Elipse 86">
            <svg:title/>
            <svg:desc/>
            <text:p text:style-name="a456" text:class-names="" text:cond-style-name=""><text:span text:style-name="a45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0.08165in" svg:y="6.27365in" svg:width="0.11094in" svg:height="0.11154in" draw:id="id113" draw:style-name="a460" draw:name="Elipse 86">
            <svg:title/>
            <svg:desc/>
            <text:p text:style-name="a459" text:class-names="" text:cond-style-name=""><text:span text:style-name="a45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18.54825in" svg:y1="4.5647in" draw:start-shape="id108" draw:start-glue-point="3" svg:x2="20.08166in" svg:y2="5.42065in" draw:end-shape="id109" draw:end-glue-point="3" draw:id="id114" draw:style-name="a461" draw:transform="translate(-19.31495in -4.99267in) rotate(-3.14159) translate(19.31495in 4.99267in)" draw:name="Conector Angulado 104">
            <svg:title/>
            <svg:desc/>
          </draw:connector>
          <draw:connector draw:type="standard" svg:x1="18.54825in" svg:y1="4.5647in" draw:start-shape="id111" draw:start-glue-point="3" svg:x2="20.08166in" svg:y2="5.75075in" draw:end-shape="id109" draw:end-glue-point="3" draw:id="id115" draw:style-name="a462" draw:transform="translate(-19.31495in -5.15772in) rotate(-3.14159) translate(19.31495in 5.15772in)" draw:name="Conector Angulado 104">
            <svg:title/>
            <svg:desc/>
          </draw:connector>
          <draw:connector draw:type="standard" svg:x1="18.54825in" svg:y1="4.5647in" draw:start-shape="id112" draw:start-glue-point="3" svg:x2="20.08525in" svg:y2="6.04203in" draw:end-shape="id109" draw:end-glue-point="3" draw:id="id116" draw:style-name="a463" draw:transform="translate(-19.31675in -5.30337in) rotate(-3.14159) translate(19.31675in 5.30337in)" draw:name="Conector Angulado 104">
            <svg:title/>
            <svg:desc/>
          </draw:connector>
          <draw:connector draw:type="standard" svg:x1="18.54825in" svg:y1="4.5647in" draw:start-shape="id113" draw:start-glue-point="3" svg:x2="20.08165in" svg:y2="6.32942in" draw:end-shape="id109" draw:end-glue-point="3" draw:id="id117" draw:style-name="a464" draw:transform="translate(-19.31495in -5.44706in) rotate(-3.14159) translate(19.31495in 5.44706in)" draw:name="Conector Angulado 104">
            <svg:title/>
            <svg:desc/>
          </draw:connector>
          <draw:custom-shape svg:x="18.54825in" svg:y="4.32624in" svg:width="3.01338in" svg:height="0.47692in" draw:id="id109" draw:style-name="a467" draw:name="Retângulo: Cantos Arredondados 441">
            <svg:title/>
            <svg:desc/>
            <text:p text:style-name="a466" text:class-names="" text:cond-style-name=""><text:span text:style-name="a465" text:class-names="">Tb_tipo_qua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Agrupar 455" draw:id="id77">
          <svg:title/>
          <svg:desc/>
          <draw:frame draw:id="id94" draw:style-name="a408" draw:name="CaixaDeTexto 456" svg:x="30.47248in" svg:y="3.90487in" svg:width="1.68434in" svg:height="1.61563in">
            <draw:text-box>
              <text:p text:style-name="a399" text:class-names="" text:cond-style-name=""><text:span text:style-name="a398" text:class-names="">id_pagamento</text:span></text:p>
              <text:p text:style-name="a401" text:class-names="" text:cond-style-name=""><text:span text:style-name="a400" text:class-names="">id_cliente</text:span></text:p>
              <text:p text:style-name="a403" text:class-names="" text:cond-style-name=""><text:span text:style-name="a402" text:class-names="">Valor</text:span></text:p>
              <text:p text:style-name="a405" text:class-names="" text:cond-style-name=""><text:span text:style-name="a404" text:class-names="">via</text:span></text:p>
              <text:p text:style-name="a407" text:class-names="" text:cond-style-name=""><text:span text:style-name="a406" text:class-names="">data_pag</text:span></text:p>
            </draw:text-box>
            <svg:title/>
            <svg:desc/>
          </draw:frame>
          <draw:custom-shape svg:x="30.35183in" svg:y="4.05228in" svg:width="0.11094in" svg:height="0.11154in" draw:id="id95" draw:style-name="a411" draw:name="Elipse 84">
            <svg:title/>
            <svg:desc/>
            <text:p text:style-name="a410" text:class-names="" text:cond-style-name=""><text:span text:style-name="a40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0.35183in" svg:y="4.33966in" svg:width="0.11094in" svg:height="0.11154in" draw:id="id96" draw:style-name="a414" draw:name="Elipse 86">
            <svg:title/>
            <svg:desc/>
            <text:p text:style-name="a413" text:class-names="" text:cond-style-name=""><text:span text:style-name="a4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28.81842in" svg:y1="3.53948in" draw:start-shape="id95" draw:start-glue-point="3" svg:x2="30.35183in" svg:y2="4.10805in" draw:end-shape="id97" draw:end-glue-point="3" draw:id="id98" draw:style-name="a415" draw:transform="translate(-29.58512in -3.82376in) rotate(-3.14159) translate(29.58512in 3.82376in)" draw:name="Conector Angulado 104">
            <svg:title/>
            <svg:desc/>
          </draw:connector>
          <draw:custom-shape svg:x="30.35183in" svg:y="4.66977in" svg:width="0.11094in" svg:height="0.11154in" draw:id="id99" draw:style-name="a418" draw:name="Elipse 86">
            <svg:title/>
            <svg:desc/>
            <text:p text:style-name="a417" text:class-names="" text:cond-style-name=""><text:span text:style-name="a41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0.35542in" svg:y="4.96105in" svg:width="0.11094in" svg:height="0.11154in" draw:id="id100" draw:style-name="a421" draw:name="Elipse 86">
            <svg:title/>
            <svg:desc/>
            <text:p text:style-name="a420" text:class-names="" text:cond-style-name=""><text:span text:style-name="a41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0.35183in" svg:y="5.24843in" svg:width="0.11094in" svg:height="0.11154in" draw:id="id101" draw:style-name="a424" draw:name="Elipse 86">
            <svg:title/>
            <svg:desc/>
            <text:p text:style-name="a423" text:class-names="" text:cond-style-name=""><text:span text:style-name="a42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standard" svg:x1="28.81842in" svg:y1="3.53948in" draw:start-shape="id96" draw:start-glue-point="3" svg:x2="30.35183in" svg:y2="4.39543in" draw:end-shape="id97" draw:end-glue-point="3" draw:id="id102" draw:style-name="a425" draw:transform="translate(-29.58512in -3.96746in) rotate(-3.14159) translate(29.58512in 3.96746in)" draw:name="Conector Angulado 104">
            <svg:title/>
            <svg:desc/>
          </draw:connector>
          <draw:connector draw:type="standard" svg:x1="28.81842in" svg:y1="3.53948in" draw:start-shape="id99" draw:start-glue-point="3" svg:x2="30.35183in" svg:y2="4.72554in" draw:end-shape="id97" draw:end-glue-point="3" draw:id="id103" draw:style-name="a426" draw:transform="translate(-29.58512in -4.13251in) rotate(-3.14159) translate(29.58512in 4.13251in)" draw:name="Conector Angulado 104">
            <svg:title/>
            <svg:desc/>
          </draw:connector>
          <draw:connector draw:type="standard" svg:x1="28.81842in" svg:y1="3.53948in" draw:start-shape="id100" draw:start-glue-point="3" svg:x2="30.35542in" svg:y2="5.01682in" draw:end-shape="id97" draw:end-glue-point="3" draw:id="id104" draw:style-name="a427" draw:transform="translate(-29.58692in -4.27815in) rotate(-3.14159) translate(29.58692in 4.27815in)" draw:name="Conector Angulado 104">
            <svg:title/>
            <svg:desc/>
          </draw:connector>
          <draw:connector draw:type="standard" svg:x1="28.81842in" svg:y1="3.53948in" draw:start-shape="id101" draw:start-glue-point="3" svg:x2="30.35183in" svg:y2="5.3042in" draw:end-shape="id97" draw:end-glue-point="3" draw:id="id105" draw:style-name="a428" draw:transform="translate(-29.58512in -4.42184in) rotate(-3.14159) translate(29.58512in 4.42184in)" draw:name="Conector Angulado 104">
            <svg:title/>
            <svg:desc/>
          </draw:connector>
          <draw:custom-shape svg:x="28.81842in" svg:y="3.30102in" svg:width="3.01338in" svg:height="0.47692in" draw:id="id97" draw:style-name="a431" draw:name="Retângulo: Cantos Arredondados 467">
            <svg:title/>
            <svg:desc/>
            <text:p text:style-name="a430" text:class-names="" text:cond-style-name=""><text:span text:style-name="a429" text:class-names="">Tb_pagamento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906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Agrupar 475" draw:id="id78">
          <svg:title/>
          <svg:desc/>
          <draw:g draw:name="Agrupar 442" draw:id="id79">
            <svg:title/>
            <svg:desc/>
            <draw:frame draw:id="id81" draw:style-name="a373" draw:name="CaixaDeTexto 443" svg:x="24.67287in" svg:y="3.52851in" svg:width="1.53825in" svg:height="1.91855in">
              <draw:text-box>
                <text:p text:style-name="a362" text:class-names="" text:cond-style-name=""><text:span text:style-name="a361" text:class-names="">id_foto_qua</text:span></text:p>
                <text:p text:style-name="a364" text:class-names="" text:cond-style-name=""><text:span text:style-name="a363" text:class-names="">Id_quarto</text:span></text:p>
                <text:p text:style-name="a366" text:class-names="" text:cond-style-name=""><text:span text:style-name="a365" text:class-names="">id_perfil</text:span></text:p>
                <text:p text:style-name="a368" text:class-names="" text:cond-style-name=""><text:span text:style-name="a367" text:class-names="">foto</text:span></text:p>
                <text:p text:style-name="a370" text:class-names="" text:cond-style-name=""><text:span text:style-name="a369" text:class-names="">data_add</text:span></text:p>
                <text:p text:style-name="a372" text:class-names="" text:cond-style-name=""><text:span text:style-name="a371" text:class-names="">estado</text:span></text:p>
              </draw:text-box>
              <svg:title/>
              <svg:desc/>
            </draw:frame>
            <draw:custom-shape svg:x="24.55222in" svg:y="3.67592in" svg:width="0.11094in" svg:height="0.11154in" draw:id="id82" draw:style-name="a376" draw:name="Elipse 84">
              <svg:title/>
              <svg:desc/>
              <text:p text:style-name="a375" text:class-names="" text:cond-style-name=""><text:span text:style-name="a374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24.55222in" svg:y="3.9633in" svg:width="0.11094in" svg:height="0.11154in" draw:id="id83" draw:style-name="a379" draw:name="Elipse 86">
              <svg:title/>
              <svg:desc/>
              <text:p text:style-name="a378" text:class-names="" text:cond-style-name=""><text:span text:style-name="a377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onnector draw:type="standard" svg:x1="23.01881in" svg:y1="3.16312in" draw:start-shape="id82" draw:start-glue-point="3" svg:x2="24.55222in" svg:y2="3.73169in" draw:end-shape="id84" draw:end-glue-point="3" draw:id="id85" draw:style-name="a380" draw:transform="translate(-23.78551in -3.4474in) rotate(-3.14159) translate(23.78551in 3.4474in)" draw:name="Conector Angulado 104">
              <svg:title/>
              <svg:desc/>
            </draw:connector>
            <draw:custom-shape svg:x="24.55222in" svg:y="4.29341in" svg:width="0.11094in" svg:height="0.11154in" draw:id="id86" draw:style-name="a383" draw:name="Elipse 86">
              <svg:title/>
              <svg:desc/>
              <text:p text:style-name="a382" text:class-names="" text:cond-style-name=""><text:span text:style-name="a381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24.55581in" svg:y="4.58469in" svg:width="0.11094in" svg:height="0.11154in" draw:id="id87" draw:style-name="a386" draw:name="Elipse 86">
              <svg:title/>
              <svg:desc/>
              <text:p text:style-name="a385" text:class-names="" text:cond-style-name=""><text:span text:style-name="a384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24.55222in" svg:y="4.87207in" svg:width="0.11094in" svg:height="0.11154in" draw:id="id88" draw:style-name="a389" draw:name="Elipse 86">
              <svg:title/>
              <svg:desc/>
              <text:p text:style-name="a388" text:class-names="" text:cond-style-name=""><text:span text:style-name="a387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onnector draw:type="standard" svg:x1="23.01881in" svg:y1="3.16312in" draw:start-shape="id83" draw:start-glue-point="3" svg:x2="24.55222in" svg:y2="4.01907in" draw:end-shape="id84" draw:end-glue-point="3" draw:id="id89" draw:style-name="a390" draw:transform="translate(-23.78551in -3.59109in) rotate(-3.14159) translate(23.78551in 3.59109in)" draw:name="Conector Angulado 104">
              <svg:title/>
              <svg:desc/>
            </draw:connector>
            <draw:connector draw:type="standard" svg:x1="23.01881in" svg:y1="3.16312in" draw:start-shape="id86" draw:start-glue-point="3" svg:x2="24.55222in" svg:y2="4.34918in" draw:end-shape="id84" draw:end-glue-point="3" draw:id="id90" draw:style-name="a391" draw:transform="translate(-23.78551in -3.75615in) rotate(-3.14159) translate(23.78551in 3.75615in)" draw:name="Conector Angulado 104">
              <svg:title/>
              <svg:desc/>
            </draw:connector>
            <draw:connector draw:type="standard" svg:x1="23.01881in" svg:y1="3.16312in" draw:start-shape="id87" draw:start-glue-point="3" svg:x2="24.55581in" svg:y2="4.64046in" draw:end-shape="id84" draw:end-glue-point="3" draw:id="id91" draw:style-name="a392" draw:transform="translate(-23.78731in -3.90179in) rotate(-3.14159) translate(23.78731in 3.90179in)" draw:name="Conector Angulado 104">
              <svg:title/>
              <svg:desc/>
            </draw:connector>
            <draw:connector draw:type="standard" svg:x1="23.01881in" svg:y1="3.16312in" draw:start-shape="id88" draw:start-glue-point="3" svg:x2="24.55222in" svg:y2="4.92784in" draw:end-shape="id84" draw:end-glue-point="3" draw:id="id92" draw:style-name="a393" draw:transform="translate(-23.78551in -4.04548in) rotate(-3.14159) translate(23.78551in 4.04548in)" draw:name="Conector Angulado 104">
              <svg:title/>
              <svg:desc/>
            </draw:connector>
            <draw:connector draw:type="standard" svg:x1="23.01881in" svg:y1="3.16312in" svg:x2="23.01881in" svg:y2="3.17701in" draw:end-shape="id84" draw:end-glue-point="3" draw:id="id93" draw:style-name="a394" draw:transform="translate(-23.01881in -3.17006in) rotate(-1.5708) translate(23.01881in 3.17006in)" draw:name="Conector Angulado 104">
              <svg:title/>
              <svg:desc/>
            </draw:connector>
            <draw:custom-shape svg:x="23.01881in" svg:y="2.92466in" svg:width="3.01338in" svg:height="0.47692in" draw:id="id84" draw:style-name="a397" draw:name="Retângulo: Cantos Arredondados 454">
              <svg:title/>
              <svg:desc/>
              <text:p text:style-name="a396" text:class-names="" text:cond-style-name=""><text:span text:style-name="a395" text:class-names="">Tb_foto_qua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1906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custom-shape svg:x="24.55222in" svg:y="5.19929in" svg:width="0.11094in" svg:height="0.11154in" draw:id="id80" draw:style-name="a360" draw:name="Elipse 86">
            <svg:title/>
            <svg:desc/>
            <text:p text:style-name="a359" text:class-names="" text:cond-style-name=""><text:span text:style-name="a35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</draw:page>
      <draw:page draw:name="Slide2" draw:style-name="a1022" draw:master-page-name="Master1-Layout1-title-Slide-de-Título" presentation:presentation-page-layout-name="Master1-PPL1" draw:id="Slide-257">
        <draw:custom-shape svg:x="17.78279in" svg:y="10.03416in" svg:width="1.70012in" svg:height="0.40391in" draw:id="id310" draw:style-name="a1025" draw:name="Retângulo 103">
          <svg:title/>
          <svg:desc/>
          <text:p text:style-name="a1024" text:class-names="" text:cond-style-name=""><text:span text:style-name="a1023" text:class-names="">ID_FOTO_QUA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4.62608in" svg:y="3.35043in" svg:width="27.75651in" svg:height="7.12737in"/>
      <presentation:placeholder presentation:object="subtitle" svg:x="4.62608in" svg:y="10.75266in" svg:width="27.75651in" svg:height="4.94271in"/>
      <presentation:placeholder presentation:object="date-time" svg:x="2.54435in" svg:y="18.97472in" svg:width="8.32695in" svg:height="1.08996in"/>
      <presentation:placeholder presentation:object="footer" svg:x="12.25913in" svg:y="18.97472in" svg:width="12.49043in" svg:height="1.08996in"/>
      <presentation:placeholder presentation:object="page-number" svg:x="26.13738in" svg:y="18.97472in" svg:width="8.32695in" svg:height="1.08996in"/>
    </style:presentation-page-layout>
    <style:presentation-page-layout style:name="Master1-PPL2" style:display-name="Título e Conteúdo">
      <presentation:placeholder presentation:object="title" svg:x="2.54435in" svg:y="1.08996in" svg:width="31.91999in" svg:height="3.95702in"/>
      <presentation:placeholder presentation:object="object" svg:x="2.54435in" svg:y="5.44978in" svg:width="31.91999in" svg:height="12.98944in"/>
      <presentation:placeholder presentation:object="date-time" svg:x="2.54435in" svg:y="18.97472in" svg:width="8.32695in" svg:height="1.08996in"/>
      <presentation:placeholder presentation:object="footer" svg:x="12.25913in" svg:y="18.97472in" svg:width="12.49043in" svg:height="1.08996in"/>
      <presentation:placeholder presentation:object="page-number" svg:x="26.13738in" svg:y="18.97472in" svg:width="8.32695in" svg:height="1.08996in"/>
    </style:presentation-page-layout>
    <style:presentation-page-layout style:name="Master1-PPL3" style:display-name="Cabeçalho da Seção">
      <presentation:placeholder presentation:object="title" svg:x="2.52507in" svg:y="5.10384in" svg:width="31.91999in" svg:height="8.51587in"/>
      <presentation:placeholder presentation:object="outline" svg:x="2.52507in" svg:y="13.70028in" svg:width="31.91999in" svg:height="4.4783in"/>
      <presentation:placeholder presentation:object="date-time" svg:x="2.54435in" svg:y="18.97472in" svg:width="8.32695in" svg:height="1.08996in"/>
      <presentation:placeholder presentation:object="footer" svg:x="12.25913in" svg:y="18.97472in" svg:width="12.49043in" svg:height="1.08996in"/>
      <presentation:placeholder presentation:object="page-number" svg:x="26.13738in" svg:y="18.97472in" svg:width="8.32695in" svg:height="1.08996in"/>
    </style:presentation-page-layout>
    <style:presentation-page-layout style:name="Master1-PPL4" style:display-name="Duas Partes de Conteúdo">
      <presentation:placeholder presentation:object="title" svg:x="2.54435in" svg:y="1.08996in" svg:width="31.91999in" svg:height="3.95702in"/>
      <presentation:placeholder presentation:object="object" svg:x="2.54435in" svg:y="5.44978in" svg:width="15.72869in" svg:height="12.98944in"/>
      <presentation:placeholder presentation:object="object" svg:x="18.73564in" svg:y="5.44978in" svg:width="15.72869in" svg:height="12.98944in"/>
      <presentation:placeholder presentation:object="date-time" svg:x="2.54435in" svg:y="18.97472in" svg:width="8.32695in" svg:height="1.08996in"/>
      <presentation:placeholder presentation:object="footer" svg:x="12.25913in" svg:y="18.97472in" svg:width="12.49043in" svg:height="1.08996in"/>
      <presentation:placeholder presentation:object="page-number" svg:x="26.13738in" svg:y="18.97472in" svg:width="8.32695in" svg:height="1.08996in"/>
    </style:presentation-page-layout>
    <style:presentation-page-layout style:name="Master1-PPL5" style:display-name="Comparação">
      <presentation:placeholder presentation:object="title" svg:x="2.54917in" svg:y="1.08996in" svg:width="31.91999in" svg:height="3.95702in"/>
      <presentation:placeholder presentation:object="outline" svg:x="2.54917in" svg:y="5.01854in" svg:width="15.65641in" svg:height="2.45951in"/>
      <presentation:placeholder presentation:object="object" svg:x="2.54917in" svg:y="7.47805in" svg:width="15.65641in" svg:height="10.99908in"/>
      <presentation:placeholder presentation:object="outline" svg:x="18.73565in" svg:y="5.01854in" svg:width="15.73351in" svg:height="2.45951in"/>
      <presentation:placeholder presentation:object="object" svg:x="18.73565in" svg:y="7.47805in" svg:width="15.73351in" svg:height="10.99908in"/>
      <presentation:placeholder presentation:object="date-time" svg:x="2.54435in" svg:y="18.97472in" svg:width="8.32695in" svg:height="1.08996in"/>
      <presentation:placeholder presentation:object="footer" svg:x="12.25913in" svg:y="18.97472in" svg:width="12.49043in" svg:height="1.08996in"/>
      <presentation:placeholder presentation:object="page-number" svg:x="26.13738in" svg:y="18.97472in" svg:width="8.32695in" svg:height="1.08996in"/>
    </style:presentation-page-layout>
    <style:presentation-page-layout style:name="Master1-PPL6" style:display-name="Somente Título">
      <presentation:placeholder presentation:object="title" svg:x="2.54435in" svg:y="1.08996in" svg:width="31.91999in" svg:height="3.95702in"/>
      <presentation:placeholder presentation:object="date-time" svg:x="2.54435in" svg:y="18.97472in" svg:width="8.32695in" svg:height="1.08996in"/>
      <presentation:placeholder presentation:object="footer" svg:x="12.25913in" svg:y="18.97472in" svg:width="12.49043in" svg:height="1.08996in"/>
      <presentation:placeholder presentation:object="page-number" svg:x="26.13738in" svg:y="18.97472in" svg:width="8.32695in" svg:height="1.08996in"/>
    </style:presentation-page-layout>
    <style:presentation-page-layout style:name="Master1-PPL7" style:display-name="Em Branco">
      <presentation:placeholder presentation:object="date-time" svg:x="2.54435in" svg:y="18.97472in" svg:width="8.32695in" svg:height="1.08996in"/>
      <presentation:placeholder presentation:object="footer" svg:x="12.25913in" svg:y="18.97472in" svg:width="12.49043in" svg:height="1.08996in"/>
      <presentation:placeholder presentation:object="page-number" svg:x="26.13738in" svg:y="18.97472in" svg:width="8.32695in" svg:height="1.08996in"/>
    </style:presentation-page-layout>
    <style:presentation-page-layout style:name="Master1-PPL8" style:display-name="Conteúdo com Legenda">
      <presentation:placeholder presentation:object="title" svg:x="2.54917in" svg:y="1.36482in" svg:width="11.93626in" svg:height="4.77685in"/>
      <presentation:placeholder presentation:object="object" svg:x="15.73351in" svg:y="2.94762in" svg:width="18.73565in" svg:height="14.54855in"/>
      <presentation:placeholder presentation:object="outline" svg:x="2.54917in" svg:y="6.14167in" svg:width="11.93626in" svg:height="11.3782in"/>
      <presentation:placeholder presentation:object="date-time" svg:x="2.54435in" svg:y="18.97472in" svg:width="8.32695in" svg:height="1.08996in"/>
      <presentation:placeholder presentation:object="footer" svg:x="12.25913in" svg:y="18.97472in" svg:width="12.49043in" svg:height="1.08996in"/>
      <presentation:placeholder presentation:object="page-number" svg:x="26.13738in" svg:y="18.97472in" svg:width="8.32695in" svg:height="1.08996in"/>
    </style:presentation-page-layout>
    <style:presentation-page-layout style:name="Master1-PPL9" style:display-name="Imagem com Legenda">
      <presentation:placeholder presentation:object="title" svg:x="2.54917in" svg:y="1.36482in" svg:width="11.93626in" svg:height="4.77685in"/>
      <presentation:placeholder presentation:object="graphic" svg:x="15.73351in" svg:y="2.94762in" svg:width="18.73565in" svg:height="14.54855in"/>
      <presentation:placeholder presentation:object="outline" svg:x="2.54917in" svg:y="6.14167in" svg:width="11.93626in" svg:height="11.3782in"/>
      <presentation:placeholder presentation:object="date-time" svg:x="2.54435in" svg:y="18.97472in" svg:width="8.32695in" svg:height="1.08996in"/>
      <presentation:placeholder presentation:object="footer" svg:x="12.25913in" svg:y="18.97472in" svg:width="12.49043in" svg:height="1.08996in"/>
      <presentation:placeholder presentation:object="page-number" svg:x="26.13738in" svg:y="18.97472in" svg:width="8.32695in" svg:height="1.08996in"/>
    </style:presentation-page-layout>
    <style:presentation-page-layout style:name="Master1-PPL10" style:display-name="Título e Texto Vertical">
      <presentation:placeholder presentation:object="title" svg:x="2.54435in" svg:y="1.08996in" svg:width="31.91999in" svg:height="3.95702in"/>
      <presentation:placeholder presentation:object="outline" svg:x="2.54435in" svg:y="5.44978in" svg:width="31.91999in" svg:height="12.98944in"/>
      <presentation:placeholder presentation:object="date-time" svg:x="2.54435in" svg:y="18.97472in" svg:width="8.32695in" svg:height="1.08996in"/>
      <presentation:placeholder presentation:object="footer" svg:x="12.25913in" svg:y="18.97472in" svg:width="12.49043in" svg:height="1.08996in"/>
      <presentation:placeholder presentation:object="page-number" svg:x="26.13738in" svg:y="18.97472in" svg:width="8.32695in" svg:height="1.08996in"/>
    </style:presentation-page-layout>
    <style:presentation-page-layout style:name="Master1-PPL11" style:display-name="Texto e Título Vertical">
      <presentation:placeholder presentation:object="title" svg:x="26.48434in" svg:y="1.08996in" svg:width="7.98in" svg:height="17.34926in"/>
      <presentation:placeholder presentation:object="outline" svg:x="2.54435in" svg:y="1.08996in" svg:width="23.47738in" svg:height="17.34926in"/>
      <presentation:placeholder presentation:object="date-time" svg:x="2.54435in" svg:y="18.97472in" svg:width="8.32695in" svg:height="1.08996in"/>
      <presentation:placeholder presentation:object="footer" svg:x="12.25913in" svg:y="18.97472in" svg:width="12.49043in" svg:height="1.08996in"/>
      <presentation:placeholder presentation:object="page-number" svg:x="26.13738in" svg:y="18.97472in" svg:width="8.32695in" svg:height="1.08996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37.00868in" fo:page-height="20.47222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153in" style:font-size-asian="1.06153in" style:font-size-complex="1.06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2.7296in" fo:margin-left="4.7768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2.7296in" fo:margin-left="0.6824in" fo:margin-right="0in" fo:text-indent="-0.6824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986in" style:font-size-asian="0.90986in" style:font-size-complex="0.90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2.7296in" fo:margin-left="2.047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2.7296in" fo:margin-left="6.1416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819in" style:font-size-asian="0.75819in" style:font-size-complex="0.758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2.7296in" fo:margin-left="3.41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6806in" style:font-size-asian="1.66806in" style:font-size-complex="1.6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2.7296in" fo:margin-left="4.7768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2.7296in" fo:margin-left="6.1416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6806in" style:font-size-asian="1.66806in" style:font-size-complex="1.6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2.72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1319in" style:font-size-asian="1.21319in" style:font-size-complex="1.213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1319in" style:font-size-asian="1.21319in" style:font-size-complex="1.21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2.72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319in" style:font-size-asian="1.21319in" style:font-size-complex="1.213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819in" style:font-size-asian="0.75819in" style:font-size-complex="0.758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2.7296in" fo:margin-left="3.41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2.7296in" fo:margin-left="4.7768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2.7296in" fo:margin-left="6.1416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2.7296in" fo:margin-left="0.6824in" fo:margin-right="0in" fo:text-indent="-0.6824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153in" style:font-size-asian="1.06153in" style:font-size-complex="1.06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2.7296in" fo:margin-left="2.047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986in" style:font-size-asian="0.90986in" style:font-size-complex="0.90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2.7296in" fo:margin-left="3.41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819in" style:font-size-asian="0.75819in" style:font-size-complex="0.758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2.7296in" fo:margin-left="4.7768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6806in" style:font-size-asian="1.66806in" style:font-size-complex="1.6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6806in" style:font-size-asian="1.66806in" style:font-size-complex="1.6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2.72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153in" style:font-size-asian="1.06153in" style:font-size-complex="1.06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2.7296in" fo:margin-left="0.6824in" fo:margin-right="0in" fo:text-indent="-0.6824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819in" style:font-size-asian="0.75819in" style:font-size-complex="0.758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819in" style:font-size-asian="0.75819in" style:font-size-complex="0.75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2.7296in" fo:margin-left="6.1416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0653in" style:font-size-asian="0.60653in" style:font-size-complex="0.606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986in" style:font-size-asian="0.90986in" style:font-size-complex="0.90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2.7296in" fo:margin-left="0in" fo:margin-right="0in" fo:text-indent="0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2.7296in" fo:margin-left="2.047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819in" style:font-size-asian="0.75819in" style:font-size-complex="0.758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2.7296in" fo:margin-left="3.41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27472in" style:font-size-asian="2.27472in" style:font-size-complex="2.274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2.7296in" fo:margin-left="4.7768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27472in" style:font-size-asian="2.27472in" style:font-size-complex="2.27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2.72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986in" style:font-size-asian="0.90986in" style:font-size-complex="0.90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986in" style:font-size-asian="0.90986in" style:font-size-complex="0.90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2.7296in" fo:margin-left="0in" fo:margin-right="0in" fo:text-indent="0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2.7296in" fo:margin-left="6.1416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153in" style:font-size-asian="1.06153in" style:font-size-complex="1.06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2.7296in" fo:margin-left="0.6824in" fo:margin-right="0in" fo:text-indent="-0.6824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986in" style:font-size-asian="0.90986in" style:font-size-complex="0.90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2.7296in" fo:margin-left="2.047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1319in" style:font-size-asian="1.21319in" style:font-size-complex="1.213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1319in" style:font-size-asian="1.21319in" style:font-size-complex="1.21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2.72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319in" style:font-size-asian="1.21319in" style:font-size-complex="1.213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319in" style:font-size-asian="1.21319in" style:font-size-complex="1.21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819in" style:font-size-asian="0.75819in" style:font-size-complex="0.758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2.7296in" fo:margin-left="0in" fo:margin-right="0in" fo:text-indent="0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2.7296in" fo:margin-left="3.41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0653in" style:font-size-asian="0.60653in" style:font-size-complex="0.606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2.7296in" fo:margin-left="4.7768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6806in" style:font-size-asian="1.66806in" style:font-size-complex="1.6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6806in" style:font-size-asian="1.66806in" style:font-size-complex="1.6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2.7296in" fo:margin-left="6.1416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2.72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153in" style:font-size-asian="1.06153in" style:font-size-complex="1.06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2.7296in" fo:margin-left="0.6824in" fo:margin-right="0in" fo:text-indent="-0.6824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986in" style:font-size-asian="0.90986in" style:font-size-complex="0.90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2.7296in" fo:margin-left="0in" fo:margin-right="0in" fo:text-indent="0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986in" style:font-size-asian="0.90986in" style:font-size-complex="0.90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2.7296in" fo:margin-left="2.047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2.7296in" fo:margin-left="2.047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819in" style:font-size-asian="0.75819in" style:font-size-complex="0.758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819in" style:font-size-asian="0.75819in" style:font-size-complex="0.758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2.7296in" fo:margin-left="3.41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2.7296in" fo:margin-left="3.41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2.7296in" fo:margin-left="4.7768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2.7296in" fo:margin-left="4.7768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6806in" style:font-size-asian="1.66806in" style:font-size-complex="1.6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6806in" style:font-size-asian="1.66806in" style:font-size-complex="1.6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2.72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6806in" style:font-size-asian="1.66806in" style:font-size-complex="1.6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153in" style:font-size-asian="1.06153in" style:font-size-complex="1.06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2.7296in" fo:margin-left="6.1416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6806in" style:font-size-asian="1.66806in" style:font-size-complex="1.6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2.7296in" fo:margin-left="0.6824in" fo:margin-right="0in" fo:text-indent="-0.6824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2.7296in" fo:margin-left="6.1416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2.72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986in" style:font-size-asian="0.90986in" style:font-size-complex="0.90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2.7296in" fo:margin-left="0in" fo:margin-right="0in" fo:text-indent="0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153in" style:font-size-asian="1.06153in" style:font-size-complex="1.06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2.7296in" fo:margin-left="0.6824in" fo:margin-right="0in" fo:text-indent="-0.6824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986in" style:font-size-asian="0.90986in" style:font-size-complex="0.90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2.7296in" fo:margin-left="2.047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819in" style:font-size-asian="0.75819in" style:font-size-complex="0.758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6806in" style:font-size-asian="1.66806in" style:font-size-complex="1.6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2.7296in" fo:margin-left="3.41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27472in" style:font-size-asian="2.27472in" style:font-size-complex="2.274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6806in" style:font-size-asian="1.66806in" style:font-size-complex="1.6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27472in" style:font-size-asian="2.27472in" style:font-size-complex="2.27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2.72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2.72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90986in" style:font-size-asian="0.90986in" style:font-size-complex="0.90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2.7296in" fo:margin-left="0in" fo:margin-right="0in" fo:text-indent="0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6806in" style:font-size-asian="1.66806in" style:font-size-complex="1.6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66806in" style:font-size-asian="1.66806in" style:font-size-complex="1.6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2.72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153in" style:font-size-asian="1.06153in" style:font-size-complex="1.06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2.7296in" fo:margin-left="0.6824in" fo:margin-right="0in" fo:text-indent="-0.6824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986in" style:font-size-asian="0.90986in" style:font-size-complex="0.90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2.7296in" fo:margin-left="2.047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2.7296in" fo:margin-left="4.7768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153in" style:font-size-asian="1.06153in" style:font-size-complex="1.06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2.7296in" fo:margin-left="0.6824in" fo:margin-right="0in" fo:text-indent="-0.6824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236in" style:font-size-asian="0.68236in" style:font-size-complex="0.6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2.7296in" fo:margin-left="6.1416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986in" style:font-size-asian="0.90986in" style:font-size-complex="0.90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2.7296in" fo:margin-left="2.047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55in" style:font-size-asian="0.455in" style:font-size-complex="0.45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986in" style:font-size-asian="0.90986in" style:font-size-complex="0.90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819in" style:font-size-asian="0.75819in" style:font-size-complex="0.758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2.7296in" fo:margin-left="3.412in" fo:margin-right="0in" fo:text-indent="-0.6824in" fo:margin-top="0.18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2.7296in" fo:margin-left="0in" fo:margin-right="0in" fo:text-indent="0in" fo:margin-top="0.37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472in"/>
      </text:list-level-style-number>
      <text:list-level-style-number text:level="3" style:num-format="">
        <style:list-level-properties text:space-before="3.412in"/>
      </text:list-level-style-number>
      <text:list-level-style-number text:level="4" style:num-format="">
        <style:list-level-properties text:space-before="4.7768in"/>
      </text:list-level-style-number>
      <text:list-level-style-number text:level="5" style:num-format="">
        <style:list-level-properties text:space-before="6.1416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472in"/>
      </text:list-level-style-number>
      <text:list-level-style-number text:level="3" style:num-format="">
        <style:list-level-properties text:space-before="3.412in"/>
      </text:list-level-style-number>
      <text:list-level-style-number text:level="4" style:num-format="">
        <style:list-level-properties text:space-before="4.7768in"/>
      </text:list-level-style-number>
      <text:list-level-style-number text:level="5" style:num-format="">
        <style:list-level-properties text:space-before="6.1416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472in"/>
      </text:list-level-style-number>
      <text:list-level-style-number text:level="3" style:num-format="">
        <style:list-level-properties text:space-before="3.412in"/>
      </text:list-level-style-number>
      <text:list-level-style-number text:level="4" style:num-format="">
        <style:list-level-properties text:space-before="4.7768in"/>
      </text:list-level-style-number>
      <text:list-level-style-number text:level="5" style:num-format="">
        <style:list-level-properties text:space-before="6.1416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68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3648in" text:min-label-width="0.68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7296in" text:min-label-width="0.68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0944in" text:min-label-width="0.68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4592in" text:min-label-width="0.68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6in" text:min-label-width="0.68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676in" text:min-label-width="0.68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676in" text:min-label-width="0.68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676in" text:min-label-width="0.6824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472in"/>
      </text:list-level-style-number>
      <text:list-level-style-number text:level="3" style:num-format="">
        <style:list-level-properties text:space-before="3.412in"/>
      </text:list-level-style-number>
      <text:list-level-style-number text:level="4" style:num-format="">
        <style:list-level-properties text:space-before="4.7768in"/>
      </text:list-level-style-number>
      <text:list-level-style-number text:level="5" style:num-format="">
        <style:list-level-properties text:space-before="6.1416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472in"/>
      </text:list-level-style-number>
      <text:list-level-style-number text:level="3" style:num-format="">
        <style:list-level-properties text:space-before="3.412in"/>
      </text:list-level-style-number>
      <text:list-level-style-number text:level="4" style:num-format="">
        <style:list-level-properties text:space-before="4.7768in"/>
      </text:list-level-style-number>
      <text:list-level-style-number text:level="5" style:num-format="">
        <style:list-level-properties text:space-before="6.1416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Title Placeholder 1" svg:x="2.54435in" svg:y="1.08996in" svg:width="31.91999in" svg:height="3.95702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Text Placeholder 2" svg:x="2.54435in" svg:y="5.44978in" svg:width="31.91999in" svg:height="12.9894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e texto Mestr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2.54435in" svg:y="18.97472in" svg:width="8.32695in" svg:height="1.08996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/06/2019</text:date></text:span></text:p>
        </draw:text-box>
        <svg:title/>
        <svg:desc/>
      </draw:frame>
      <draw:frame draw:id="id3" presentation:style-name="a28" draw:name="Footer Placeholder 4" svg:x="12.25913in" svg:y="18.97472in" svg:width="12.49043in" svg:height="1.08996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26.13738in" svg:y="18.97472in" svg:width="8.32695in" svg:height="1.08996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32">
      <draw:frame draw:id="id5" presentation:style-name="a36" draw:name="Title 1" svg:x="4.62608in" svg:y="3.35043in" svg:width="27.75651in" svg:height="7.12737in" presentation:class="title" presentation:placeholder="false">
        <draw:text-box>
          <text:p text:style-name="a35" text:class-names="" text:cond-style-name=""><text:span text:style-name="a33" text:class-names="">Clique para editar o título Mestre</text:span><text:span text:style-name="a34" text:class-names=""/></text:p>
        </draw:text-box>
        <svg:title/>
        <svg:desc/>
      </draw:frame>
      <draw:frame draw:id="id6" presentation:style-name="a40" draw:name="Subtitle 2" svg:x="4.62608in" svg:y="10.75266in" svg:width="27.75651in" svg:height="4.94271in" presentation:class="subtitle" presentation:placeholder="false">
        <draw:text-box>
          <text:p text:style-name="a39" text:class-names="" text:cond-style-name=""><text:span text:style-name="a37" text:class-names="">Clique para editar o estilo do subtítulo Mestre</text:span><text:span text:style-name="a38" text:class-names=""/></text:p>
        </draw:text-box>
        <svg:title/>
        <svg:desc/>
      </draw:frame>
      <draw:frame draw:id="id7" presentation:style-name="a44" draw:name="Date Placeholder 3" svg:x="2.54435in" svg:y="18.97472in" svg:width="8.32695in" svg:height="1.08996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8/06/2019</text:date></text:span></text:p>
        </draw:text-box>
        <svg:title/>
        <svg:desc/>
      </draw:frame>
      <draw:frame draw:id="id8" presentation:style-name="a47" draw:name="Footer Placeholder 4" svg:x="12.25913in" svg:y="18.97472in" svg:width="12.49043in" svg:height="1.08996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26.13738in" svg:y="18.97472in" svg:width="8.32695in" svg:height="1.08996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ítulo-e-Conteúdo" style:page-layout-name="pageLayout1" draw:style-name="a51">
      <draw:frame draw:id="id10" presentation:style-name="a55" draw:name="Title 1" svg:x="2.54435in" svg:y="1.08996in" svg:width="31.91999in" svg:height="3.95702in" presentation:class="title" presentation:placeholder="false">
        <draw:text-box>
          <text:p text:style-name="a54" text:class-names="" text:cond-style-name=""><text:span text:style-name="a52" text:class-names="">Clique para editar o título Mestre</text:span><text:span text:style-name="a53" text:class-names=""/></text:p>
        </draw:text-box>
        <svg:title/>
        <svg:desc/>
      </draw:frame>
      <draw:frame draw:id="id11" presentation:style-name="a72" draw:name="Content Placeholder 2" svg:x="2.54435in" svg:y="5.44978in" svg:width="31.91999in" svg:height="12.98944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que para editar os estilos de texto Mestr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gundo ní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Quinto ní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2.54435in" svg:y="18.97472in" svg:width="8.32695in" svg:height="1.08996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8/06/2019</text:date></text:span></text:p>
        </draw:text-box>
        <svg:title/>
        <svg:desc/>
      </draw:frame>
      <draw:frame draw:id="id13" presentation:style-name="a79" draw:name="Footer Placeholder 4" svg:x="12.25913in" svg:y="18.97472in" svg:width="12.49043in" svg:height="1.08996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26.13738in" svg:y="18.97472in" svg:width="8.32695in" svg:height="1.08996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83">
      <draw:frame draw:id="id15" presentation:style-name="a87" draw:name="Title 1" svg:x="2.52507in" svg:y="5.10384in" svg:width="31.91999in" svg:height="8.51587in" presentation:class="title" presentation:placeholder="false">
        <draw:text-box>
          <text:p text:style-name="a86" text:class-names="" text:cond-style-name=""><text:span text:style-name="a84" text:class-names="">Clique para editar o título Mestre</text:span><text:span text:style-name="a85" text:class-names=""/></text:p>
        </draw:text-box>
        <svg:title/>
        <svg:desc/>
      </draw:frame>
      <draw:frame draw:id="id16" presentation:style-name="a91" draw:name="Text Placeholder 2" svg:x="2.52507in" svg:y="13.70028in" svg:width="31.91999in" svg:height="4.4783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que para editar os estilos de texto Mestres</text:span></text:p>
            </text:list-item>
          </text:list>
        </draw:text-box>
        <svg:title/>
        <svg:desc/>
      </draw:frame>
      <draw:frame draw:id="id17" presentation:style-name="a95" draw:name="Date Placeholder 3" svg:x="2.54435in" svg:y="18.97472in" svg:width="8.32695in" svg:height="1.08996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8/06/2019</text:date></text:span></text:p>
        </draw:text-box>
        <svg:title/>
        <svg:desc/>
      </draw:frame>
      <draw:frame draw:id="id18" presentation:style-name="a98" draw:name="Footer Placeholder 4" svg:x="12.25913in" svg:y="18.97472in" svg:width="12.49043in" svg:height="1.08996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26.13738in" svg:y="18.97472in" svg:width="8.32695in" svg:height="1.08996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uas-Partes-de-Conteúdo" style:page-layout-name="pageLayout1" draw:style-name="a102">
      <draw:frame draw:id="id20" presentation:style-name="a106" draw:name="Title 1" svg:x="2.54435in" svg:y="1.08996in" svg:width="31.91999in" svg:height="3.95702in" presentation:class="title" presentation:placeholder="false">
        <draw:text-box>
          <text:p text:style-name="a105" text:class-names="" text:cond-style-name=""><text:span text:style-name="a103" text:class-names="">Clique para editar o título Mestre</text:span><text:span text:style-name="a104" text:class-names=""/></text:p>
        </draw:text-box>
        <svg:title/>
        <svg:desc/>
      </draw:frame>
      <draw:frame draw:id="id21" presentation:style-name="a123" draw:name="Content Placeholder 2" svg:x="2.54435in" svg:y="5.44978in" svg:width="15.72869in" svg:height="12.98944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 para editar os estilos de texto Mestr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í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í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18.73564in" svg:y="5.44978in" svg:width="15.72869in" svg:height="12.9894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 para editar os estilos de texto Mestr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í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Quinto ní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2.54435in" svg:y="18.97472in" svg:width="8.32695in" svg:height="1.08996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8/06/2019</text:date></text:span></text:p>
        </draw:text-box>
        <svg:title/>
        <svg:desc/>
      </draw:frame>
      <draw:frame draw:id="id24" presentation:style-name="a147" draw:name="Footer Placeholder 5" svg:x="12.25913in" svg:y="18.97472in" svg:width="12.49043in" svg:height="1.08996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26.13738in" svg:y="18.97472in" svg:width="8.32695in" svg:height="1.08996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51">
      <draw:frame draw:id="id26" presentation:style-name="a155" draw:name="Title 1" svg:x="2.54917in" svg:y="1.08996in" svg:width="31.91999in" svg:height="3.95702in" presentation:class="title" presentation:placeholder="false">
        <draw:text-box>
          <text:p text:style-name="a154" text:class-names="" text:cond-style-name=""><text:span text:style-name="a152" text:class-names="">Clique para editar o título Mestre</text:span><text:span text:style-name="a153" text:class-names=""/></text:p>
        </draw:text-box>
        <svg:title/>
        <svg:desc/>
      </draw:frame>
      <draw:frame draw:id="id27" presentation:style-name="a159" draw:name="Text Placeholder 2" svg:x="2.54917in" svg:y="5.01854in" svg:width="15.65641in" svg:height="2.45951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que para editar os estilos de texto Mestres</text:span></text:p>
            </text:list-item>
          </text:list>
        </draw:text-box>
        <svg:title/>
        <svg:desc/>
      </draw:frame>
      <draw:frame draw:id="id28" presentation:style-name="a176" draw:name="Content Placeholder 3" svg:x="2.54917in" svg:y="7.47805in" svg:width="15.65641in" svg:height="10.9990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que para editar os estilos de texto Mestr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í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Quinto ní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18.73565in" svg:y="5.01854in" svg:width="15.73351in" svg:height="2.45951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 para editar os estilos de texto Mestres</text:span></text:p>
            </text:list-item>
          </text:list>
        </draw:text-box>
        <svg:title/>
        <svg:desc/>
      </draw:frame>
      <draw:frame draw:id="id30" presentation:style-name="a197" draw:name="Content Placeholder 5" svg:x="18.73565in" svg:y="7.47805in" svg:width="15.73351in" svg:height="10.9990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 para editar os estilos de texto Mestr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í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Quinto ní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2.54435in" svg:y="18.97472in" svg:width="8.32695in" svg:height="1.08996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8/06/2019</text:date></text:span></text:p>
        </draw:text-box>
        <svg:title/>
        <svg:desc/>
      </draw:frame>
      <draw:frame draw:id="id32" presentation:style-name="a204" draw:name="Footer Placeholder 7" svg:x="12.25913in" svg:y="18.97472in" svg:width="12.49043in" svg:height="1.08996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26.13738in" svg:y="18.97472in" svg:width="8.32695in" svg:height="1.08996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Somente-Título" style:page-layout-name="pageLayout1" draw:style-name="a208">
      <draw:frame draw:id="id34" presentation:style-name="a212" draw:name="Title 1" svg:x="2.54435in" svg:y="1.08996in" svg:width="31.91999in" svg:height="3.95702in" presentation:class="title" presentation:placeholder="false">
        <draw:text-box>
          <text:p text:style-name="a211" text:class-names="" text:cond-style-name=""><text:span text:style-name="a209" text:class-names="">Clique para editar o título Mestre</text:span><text:span text:style-name="a210" text:class-names=""/></text:p>
        </draw:text-box>
        <svg:title/>
        <svg:desc/>
      </draw:frame>
      <draw:frame draw:id="id35" presentation:style-name="a216" draw:name="Date Placeholder 2" svg:x="2.54435in" svg:y="18.97472in" svg:width="8.32695in" svg:height="1.08996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8/06/2019</text:date></text:span></text:p>
        </draw:text-box>
        <svg:title/>
        <svg:desc/>
      </draw:frame>
      <draw:frame draw:id="id36" presentation:style-name="a219" draw:name="Footer Placeholder 3" svg:x="12.25913in" svg:y="18.97472in" svg:width="12.49043in" svg:height="1.08996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26.13738in" svg:y="18.97472in" svg:width="8.32695in" svg:height="1.08996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23">
      <draw:frame draw:id="id38" presentation:style-name="a227" draw:name="Date Placeholder 1" svg:x="2.54435in" svg:y="18.97472in" svg:width="8.32695in" svg:height="1.08996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8/06/2019</text:date></text:span></text:p>
        </draw:text-box>
        <svg:title/>
        <svg:desc/>
      </draw:frame>
      <draw:frame draw:id="id39" presentation:style-name="a230" draw:name="Footer Placeholder 2" svg:x="12.25913in" svg:y="18.97472in" svg:width="12.49043in" svg:height="1.08996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26.13738in" svg:y="18.97472in" svg:width="8.32695in" svg:height="1.08996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34">
      <draw:frame draw:id="id41" presentation:style-name="a238" draw:name="Title 1" svg:x="2.54917in" svg:y="1.36482in" svg:width="11.93626in" svg:height="4.77685in" presentation:class="title" presentation:placeholder="false">
        <draw:text-box>
          <text:p text:style-name="a237" text:class-names="" text:cond-style-name=""><text:span text:style-name="a235" text:class-names="">Clique para editar o título Mestre</text:span><text:span text:style-name="a236" text:class-names=""/></text:p>
        </draw:text-box>
        <svg:title/>
        <svg:desc/>
      </draw:frame>
      <draw:frame draw:id="id42" presentation:style-name="a255" draw:name="Content Placeholder 2" svg:x="15.73351in" svg:y="2.94762in" svg:width="18.73565in" svg:height="14.54855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 para editar os estilos de texto Mestr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í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í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2.54917in" svg:y="6.14167in" svg:width="11.93626in" svg:height="11.3782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 para editar os estilos de texto Mestres</text:span></text:p>
            </text:list-item>
          </text:list>
        </draw:text-box>
        <svg:title/>
        <svg:desc/>
      </draw:frame>
      <draw:frame draw:id="id44" presentation:style-name="a263" draw:name="Date Placeholder 4" svg:x="2.54435in" svg:y="18.97472in" svg:width="8.32695in" svg:height="1.08996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8/06/2019</text:date></text:span></text:p>
        </draw:text-box>
        <svg:title/>
        <svg:desc/>
      </draw:frame>
      <draw:frame draw:id="id45" presentation:style-name="a266" draw:name="Footer Placeholder 5" svg:x="12.25913in" svg:y="18.97472in" svg:width="12.49043in" svg:height="1.08996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26.13738in" svg:y="18.97472in" svg:width="8.32695in" svg:height="1.08996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70">
      <draw:frame draw:id="id47" presentation:style-name="a274" draw:name="Title 1" svg:x="2.54917in" svg:y="1.36482in" svg:width="11.93626in" svg:height="4.77685in" presentation:class="title" presentation:placeholder="false">
        <draw:text-box>
          <text:p text:style-name="a273" text:class-names="" text:cond-style-name=""><text:span text:style-name="a271" text:class-names="">Clique para editar o título Mestre</text:span><text:span text:style-name="a272" text:class-names=""/></text:p>
        </draw:text-box>
        <svg:title/>
        <svg:desc/>
      </draw:frame>
      <draw:frame draw:id="id48" presentation:style-name="a278" draw:name="Picture Placeholder 2" svg:x="15.73351in" svg:y="2.94762in" svg:width="18.73565in" svg:height="14.54855in" presentation:class="graphic" presentation:placeholder="false">
        <draw:text-box>
          <text:p text:style-name="a277" text:class-names="" text:cond-style-name=""><text:span text:style-name="a275" text:class-names="">Clique no ícone para adicionar uma imagem</text:span><text:span text:style-name="a276" text:class-names=""/></text:p>
        </draw:text-box>
        <svg:title/>
        <svg:desc/>
      </draw:frame>
      <draw:frame draw:id="id49" presentation:style-name="a282" draw:name="Text Placeholder 3" svg:x="2.54917in" svg:y="6.14167in" svg:width="11.93626in" svg:height="11.3782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286" draw:name="Date Placeholder 4" svg:x="2.54435in" svg:y="18.97472in" svg:width="8.32695in" svg:height="1.08996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18/06/2019</text:date></text:span></text:p>
        </draw:text-box>
        <svg:title/>
        <svg:desc/>
      </draw:frame>
      <draw:frame draw:id="id51" presentation:style-name="a289" draw:name="Footer Placeholder 5" svg:x="12.25913in" svg:y="18.97472in" svg:width="12.49043in" svg:height="1.08996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26.13738in" svg:y="18.97472in" svg:width="8.32695in" svg:height="1.08996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93">
      <draw:frame draw:id="id53" presentation:style-name="a297" draw:name="Title 1" svg:x="2.54435in" svg:y="1.08996in" svg:width="31.91999in" svg:height="3.95702in" presentation:class="title" presentation:placeholder="false">
        <draw:text-box>
          <text:p text:style-name="a296" text:class-names="" text:cond-style-name=""><text:span text:style-name="a294" text:class-names="">Clique para editar o título Mestre</text:span><text:span text:style-name="a295" text:class-names=""/></text:p>
        </draw:text-box>
        <svg:title/>
        <svg:desc/>
      </draw:frame>
      <draw:frame draw:id="id54" presentation:style-name="a314" draw:name="Vertical Text Placeholder 2" svg:x="2.54435in" svg:y="5.44978in" svg:width="31.91999in" svg:height="12.9894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que para editar os estilos de texto Mestres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gundo ní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Quinto nível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2.54435in" svg:y="18.97472in" svg:width="8.32695in" svg:height="1.08996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8/06/2019</text:date></text:span></text:p>
        </draw:text-box>
        <svg:title/>
        <svg:desc/>
      </draw:frame>
      <draw:frame draw:id="id56" presentation:style-name="a321" draw:name="Footer Placeholder 4" svg:x="12.25913in" svg:y="18.97472in" svg:width="12.49043in" svg:height="1.08996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26.13738in" svg:y="18.97472in" svg:width="8.32695in" svg:height="1.08996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exto-e-Título-Vertical" style:page-layout-name="pageLayout1" draw:style-name="a325">
      <draw:frame draw:id="id58" presentation:style-name="a329" draw:name="Vertical Title 1" svg:x="26.48434in" svg:y="1.08996in" svg:width="7.98in" svg:height="17.34926in" presentation:class="title" presentation:placeholder="false">
        <draw:text-box>
          <text:p text:style-name="a328" text:class-names="" text:cond-style-name=""><text:span text:style-name="a326" text:class-names="">Clique para editar o título Mestre</text:span><text:span text:style-name="a327" text:class-names=""/></text:p>
        </draw:text-box>
        <svg:title/>
        <svg:desc/>
      </draw:frame>
      <draw:frame draw:id="id59" presentation:style-name="a346" draw:name="Vertical Text Placeholder 2" svg:x="2.54435in" svg:y="1.08996in" svg:width="23.47738in" svg:height="17.34926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que para editar os estilos de texto Mestr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gundo ní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Quinto ní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2.54435in" svg:y="18.97472in" svg:width="8.32695in" svg:height="1.08996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8/06/2019</text:date></text:span></text:p>
        </draw:text-box>
        <svg:title/>
        <svg:desc/>
      </draw:frame>
      <draw:frame draw:id="id61" presentation:style-name="a353" draw:name="Footer Placeholder 4" svg:x="12.25913in" svg:y="18.97472in" svg:width="12.49043in" svg:height="1.08996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26.13738in" svg:y="18.97472in" svg:width="8.32695in" svg:height="1.08996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Wmd-Kernel</meta:initial-creator>
    <dc:creator>Wmd-Kernel</dc:creator>
    <meta:creation-date>2019-06-16T17:43:11Z</meta:creation-date>
    <dc:date>2019-06-19T06:24:13Z</dc:date>
    <meta:template xlink:href="Office%20Theme" xlink:type="simple"/>
    <meta:editing-cycles>15</meta:editing-cycles>
    <meta:editing-duration>PT76499S</meta:editing-duration>
    <meta:document-statistic meta:paragraph-count="116" meta:word-count="286"/>
  </office:meta>
</office:document-meta>
</file>